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3.8264in"/>
    </style:style>
    <style:style style:name="ro1" style:family="table-row">
      <style:table-row-properties style:row-height="0.5in" fo:break-before="auto" style:use-optimal-row-height="false"/>
    </style:style>
    <style:style style:name="ro2" style:family="table-row">
      <style:table-row-properties style:row-height="0.1717in"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Arial Unicode MS" style:font-name-complex="Arial Unicode MS"/>
    </style:style>
  </office:automatic-styles>
  <office:body>
    <office:spreadsheet>
      <table:table table:name="exp_channel_data" table:style-name="ta1">
        <table:table-column table:style-name="co1" table:number-columns-repeated="3" table:default-cell-style-name="Default"/>
        <table:table-column table:style-name="co1" table:visibility="collapse" table:number-columns-repeated="2" table:default-cell-style-name="Default"/>
        <table:table-column table:style-name="co2" table:default-cell-style-name="Default"/>
        <table:table-column table:style-name="co1" table:number-columns-repeated="7" table:default-cell-style-name="Default"/>
        <table:table-row table:style-name="ro1">
          <table:table-cell office:value-type="string">
            <text:p>ee_id</text:p>
          </table:table-cell>
          <table:table-cell office:value-type="string">
            <text:p>site</text:p>
          </table:table-cell>
          <table:table-cell office:value-type="string">
            <text:p>type</text:p>
          </table:table-cell>
          <table:table-cell table:number-columns-repeated="2"/>
          <table:table-cell office:value-type="string">
            <text:p>title</text:p>
          </table:table-cell>
          <table:table-cell office:value-type="string">
            <text:p>url</text:p>
          </table:table-cell>
          <table:table-cell office:value-type="string">
            <text:p>year</text:p>
          </table:table-cell>
          <table:table-cell office:value-type="string">
            <text:p>venue</text:p>
          </table:table-cell>
          <table:table-cell office:value-type="string">
            <text:p>pitch</text:p>
          </table:table-cell>
          <table:table-cell office:value-type="string">
            <text:p>ps</text:p>
          </table:table-cell>
          <table:table-cell office:value-type="string">
            <text:p>imgs</text:p>
          </table:table-cell>
          <table:table-cell office:value-type="string">
            <text:p>related_things</text:p>
          </table:table-cell>
        </table:table-row>
        <table:table-row table:style-name="ro1">
          <table:table-cell office:value-type="float" office:value="193">
            <text:p>193</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79.160.240.237</text:p>
          </table:table-cell>
          <table:table-cell office:value-type="string">
            <text:p>Nerdzone Version 1</text:p>
          </table:table-cell>
          <table:table-cell office:value-type="string">
            <text:p>nerdzone-version-1</text:p>
          </table:table-cell>
          <table:table-cell office:value-type="float" office:value="2005">
            <text:p>2005</text:p>
          </table:table-cell>
          <table:table-cell office:value-type="string">
            <text:p>Migros Museum, Zurich, Switzerland</text:p>
          </table:table-cell>
          <table:table-cell office:value-type="string">
            <text:p>&lt;p&gt;​Kinda a pixel show. Lotsa game / software stuff. &lt;/p&gt;</text:p>
          </table:table-cell>
          <table:table-cell/>
          <table:table-cell office:value-type="string">
            <text:p>migros-zurich-2005-04-install-1-database-qm.jpg,migros-zurich-2005-04-install-2-database-qm.jpg,migros-zurich-2005-04-install-3-database-qm.jpg</text:p>
          </table:table-cell>
          <table:table-cell office:value-type="string">
            <text:p>[185] 2005-021 Super Landscape #1 - 2005-021-super-landscape-1,[14] 2004-001 Space Invader - 2004-001-space-invader,[187] 2004-003 Super Slow Tetris - 2004-003-super-slow-tetris,[9] 2002-002 I Shot Andy Warhol - ishotandywarhol,[188] 2004-005 414-3-Rave-95 - 2004-005-414-3-rave-95,[11] 2003-002 Data Diaries - 2003-002-data-diaries,[20] 2005-001 Super Mario Movie - supermariomovie,[17] 2004-006 Dooogle - 2004-006-dooogle,[189] 2004-025 Total Asshole Compression - 2004-025-total-asshole-compression,[192] 2005-028 Migros Nintendo Mega Jam - 2005-028-migros-nintendo-mega-jam,[7] 2002-001 Super Mario Clouds - supermarioclouds,[15] 2004-002 F1 Racer Mod (aka Japanese Driving Game) - 2004-002-f1-racer-mod,[40] 2004-014 Sans Simon - 2004-014-sans-simon,[2148] 2005-032 Cory Arcangel (Monograph) - 2006-032-cory-arcangel-monograph</text:p>
          </table:table-cell>
        </table:table-row>
        <table:table-row table:style-name="ro1">
          <table:table-cell office:value-type="float" office:value="194">
            <text:p>194</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66.128.15.19</text:p>
          </table:table-cell>
          <table:table-cell office:value-type="string">
            <text:p>Creative Pursuits</text:p>
          </table:table-cell>
          <table:table-cell office:value-type="string">
            <text:p>creative-pursuits</text:p>
          </table:table-cell>
          <table:table-cell office:value-type="float" office:value="2010">
            <text:p>2010</text:p>
          </table:table-cell>
          <table:table-cell office:value-type="string">
            <text:p>University of Michigan Museum of Art, Ann Arbor, MI</text:p>
          </table:table-cell>
          <table:table-cell office:value-type="string">
            <text:p>&lt;p&gt;​The space had so many windows, I had to step up my non projected image game. &lt;/p&gt;</text:p>
          </table:table-cell>
          <table:table-cell/>
          <table:table-cell office:value-type="string">
            <text:p>UMMA-AnnArbor-2010-01-install-1-database.jpg,UMMA-AnnArbor-2010-01-install-2-database.jpg,UMMA-AnnArbor-2010-01-install-3-database.jpg,UMMA-AnnArbor-2010-01-install-4-database.jpg,UMMA-AnnArbor-2010-01-install-5-database.jpg</text:p>
          </table:table-cell>
          <table:table-cell office:value-type="string">
            <text:p>[158] 2010-018 Research in Motion (Kinetic Sculpture #1) - 2010-018-research-in-motion,[134] 2007-001 Maxell - 2007-001-maxell,[64] 2010-023 Composition #7 - 2010-023-composition-7,[159] 2009-017 Photoshop CS - 2009-017-photoshop-cs,[160] 2009-018 Photoshop CS - 2009-018-photoshop-cs,[161] 2009-019 Photoshop CS - 2009-019-photoshop-cs,[162] 2009-020 Photoshop CS - 2009-020-photoshop-cs,[163] 2009-021 Photoshop CS - 2009-021-photoshop-cs,[164] 2008-008 Self Playing Sony Playstation I Bowling - 2008-008-self-playing-sony-playstation-i-bowling,[52] 2009-003 Drei Klavierstücke op. 11 - dreiklavierstucke</text:p>
          </table:table-cell>
        </table:table-row>
        <table:table-row table:style-name="ro1">
          <table:table-cell office:value-type="float" office:value="198">
            <text:p>198</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72.229.165.7</text:p>
          </table:table-cell>
          <table:table-cell office:value-type="string">
            <text:p>subtractions, modifications, addenda, and other recent contributions to participatory culture</text:p>
          </table:table-cell>
          <table:table-cell office:value-type="string">
            <text:p>subtractions-modifications-addenda-and-other-recent-contributions-to-partic</text:p>
          </table:table-cell>
          <table:table-cell office:value-type="float" office:value="2006">
            <text:p>2006</text:p>
          </table:table-cell>
          <table:table-cell office:value-type="string">
            <text:p>Team Gallery, New York, NY</text:p>
          </table:table-cell>
          <table:table-cell office:value-type="string">
            <text:p>&lt;p&gt;​Show that wz about re-using content / techniques. &lt;/p&gt;</text:p>
          </table:table-cell>
          <table:table-cell/>
          <table:table-cell office:value-type="string">
            <text:p>Team-NewYork-2006-09-install-1-database.jpg,Team-NewYork-2006-09-install-2-database.jpg,Team-NewYork-2006-09-install-3-database.jpg</text:p>
          </table:table-cell>
          <table:table-cell office:value-type="string">
            <text:p>[156] 2006-011 Untitled After Lucier - 2006-011-untitled-after-lucier,[33] 2006-004 Colors - 2006-004-colors,[157] 2006-002 Untitled Translation Exercise - 2006-002-untitled-translation-exercise,[31] 2006-003 The Bruce Springsteen Born to Run Glockenspiel Addendum (Vinyl) - 2006-003-the-bruce-springsteen-born-to-run-glockenspiel-addendum,[32] 2006-001 Sweet 16 - sweet16</text:p>
          </table:table-cell>
        </table:table-row>
        <table:table-row table:style-name="ro1">
          <table:table-cell office:value-type="float" office:value="199">
            <text:p>199</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4.210.59.139</text:p>
          </table:table-cell>
          <table:table-cell office:value-type="string">
            <text:p>Here Comes Everybody</text:p>
          </table:table-cell>
          <table:table-cell office:value-type="string">
            <text:p>here-comes-everybody</text:p>
          </table:table-cell>
          <table:table-cell office:value-type="float" office:value="2010">
            <text:p>2010</text:p>
          </table:table-cell>
          <table:table-cell office:value-type="string">
            <text:p>Hamburger Bahnhof, Berlin, Germany</text:p>
          </table:table-cell>
          <table:table-cell office:value-type="string">
            <text:p>&lt;p&gt;​Show that wz centered around music / composition.&lt;/p&gt;</text:p>
          </table:table-cell>
          <table:table-cell/>
          <table:table-cell office:value-type="string">
            <text:p>Hamburger-Bahnhof-Berlin-2010-11-install-1-database-HB.jpg,Hamburger-Bahnhof-Berlin-2010-11-install-2-database-HB.jpg,Hamburger-Bahnhof-Berlin-2010-11-install-3-database-HB.jpg,Hamburger-Bahnhof-Berlin-2010-11-install-4-database-HB.jpg,Hamburger-Bahnhof-Berlin-2010-11-install-5-database-HB.jpg</text:p>
          </table:table-cell>
          <table:table-cell office:value-type="string">
            <text:p>[136] 2010-037 Research in Motion (Kinetic Sculpture #3) - 2010-037-research-in-motion-kinetic-sculpture-3,[137] 2010-039 Research in Motion (Kinetic Sculpture #2) - 2010-039-research-in-motion-kinetic-sculpture-2,[64] 2010-023 Composition #7 - 2010-023-composition-7,[41] 2007-006 A Couple Thousand Short Films About Glenn Gould - 2007-006-a-couple-thousand-short-films-about-glenn-gould,[134] 2007-001 Maxell - 2007-001-maxell,[52] 2009-003 Drei Klavierstücke op. 11 - dreiklavierstucke,[43] 2007-007 On C - 2007-007-on-c,[135] 2008-004 Personal Film - 2008-004-personal-film,[36] 2007-003 Apple GarageBand Auto Tune Demonstration - appleautotune</text:p>
          </table:table-cell>
        </table:table-row>
        <table:table-row table:style-name="ro1">
          <table:table-cell office:value-type="float" office:value="200">
            <text:p>200</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92.61.54.75</text:p>
          </table:table-cell>
          <table:table-cell office:value-type="string">
            <text:p>The Sharper Image</text:p>
          </table:table-cell>
          <table:table-cell office:value-type="string">
            <text:p>the-sharper-image</text:p>
          </table:table-cell>
          <table:table-cell office:value-type="float" office:value="2010">
            <text:p>2010</text:p>
          </table:table-cell>
          <table:table-cell office:value-type="string">
            <text:p>MoCA, North Miami, FL</text:p>
          </table:table-cell>
          <table:table-cell office:value-type="string">
            <text:p>&lt;p&gt;​Survey show, ... my best title by far. &lt;/p&gt;</text:p>
          </table:table-cell>
          <table:table-cell/>
          <table:table-cell office:value-type="string">
            <text:p>MoCANoMi-Miami-2010-03-install-1-database-SB.jpg,MoCANoMi-Miami-2010-03-install-2-database-SB.jpg,MoCANoMi-Miami-2010-03-install-3-database-SB.jpg,MoCANoMi-Miami-2010-03-install-4-database-SB.jpg,MoCANoMi-Miami-2010-03-install-5-database-SB.jpg</text:p>
          </table:table-cell>
          <table:table-cell office:value-type="string">
            <text:p>[48] 2008-002 Video Painting - 2008-002-video-painting,[220] 2003-001 Totally Fucked - 2003-001-totally-fucked,[222] 2009-004 Photoshop CS - 2009-004,[52] 2009-003 Drei Klavierstücke op. 11 - dreiklavierstucke,[171] 2007-045 The Bruce Springsteen Born to Run Glockenspiel Addendum (CD ROM) - 2007-045-bruce-springsteen-glockenspiel-addendum,[135] 2008-004 Personal Film - 2008-004-personal-film,[168] 2007-002 Structural Film - 2007-002-structural-film,[9] 2002-002 I Shot Andy Warhol - ishotandywarhol,[14] 2004-001 Space Invader - 2004-001-space-invader,[32] 2006-001 Sweet 16 - sweet16,[157] 2006-002 Untitled Translation Exercise - 2006-002-untitled-translation-exercise,[137] 2010-039 Research in Motion (Kinetic Sculpture #2) - 2010-039-research-in-motion-kinetic-sculpture-2,[7] 2002-001 Super Mario Clouds - supermarioclouds,[223] 2009-006 Photoshop CS - 2009-006-photoshop-cs,[84] 2009-001 Photoshop CS - 2009-001-photoshop-cs,[231] 2010-011 sc0002f901 - 2010-011-sc0002f901,[230] 2010-012 sc00028f93 - 2010-012-sc00028f93,[229] 2010-013 sc0003181a - 2010-013-sc0003181a,[228] 2010-014 sc00033529 - 2010-014-sc00033529,[227] 2010-015 sc00035633 - 2010-015-sc00035633,[226] 2010-016 sc00037204 - 2010-016-sc00037204,[234] 2010-007 Maxell - 2010-007-maxell,[94] 2010-017 http://www.mocanomi.org/ - 2010-017-http-www.mocanomi.org,[2145] 2010-132 The Sharper Image (Exhibition Catalog) - 2010-132-the-sharper-image-exhibition-catalog</text:p>
          </table:table-cell>
        </table:table-row>
        <table:table-row table:style-name="ro1">
          <table:table-cell office:value-type="float" office:value="202">
            <text:p>202</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72.229.132.109</text:p>
          </table:table-cell>
          <table:table-cell office:value-type="string">
            <text:p>Super Mario Movie</text:p>
          </table:table-cell>
          <table:table-cell office:value-type="string">
            <text:p>super-mario-movie</text:p>
          </table:table-cell>
          <table:table-cell office:value-type="float" office:value="2005">
            <text:p>2005</text:p>
          </table:table-cell>
          <table:table-cell office:value-type="string">
            <text:p>Deitch Projects, New York, NY</text:p>
          </table:table-cell>
          <table:table-cell office:value-type="string">
            <text:p>​Collaboration with Paper Rad on a project we had been talking about for a few years. “A Mario comic on a cartridge” wz the original idea. </text:p>
          </table:table-cell>
          <table:table-cell/>
          <table:table-cell office:value-type="string">
            <text:p>DeitchProjects-NewYork-2005-01-install-1-database-ih.jpg,DeitchProjects-NewYork-2005-01-install-2-database-ih.jpg,DeitchProjects-NewYork-2005-01-install-3-database-ih.jpg,DeitchProjects-NewYork-2005-01-install-4-database-ih.jpg,deitch-ny-2005-01-install-5-database-ih.jpg,deitch-ny-2005-01-install-6-database-ih.jpg,deitch-ny-2005-01-install-7-database-ih.jpg,deitch-ny-2005-01-install-8-database-ih.jpg,deitch-ny-2005-01-install-9-database-ih.jpg,deitch-ny-2005-01-install-10-database-ih.jpg</text:p>
          </table:table-cell>
          <table:table-cell office:value-type="string">
            <text:p>[20] [supermariomovie] 2005-001 Super Mario Movie</text:p>
          </table:table-cell>
        </table:table-row>
        <table:table-row table:style-name="ro1">
          <table:table-cell office:value-type="float" office:value="203">
            <text:p>203</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74.76.127.40</text:p>
          </table:table-cell>
          <table:table-cell office:value-type="string">
            <text:p>Pro Tools</text:p>
          </table:table-cell>
          <table:table-cell office:value-type="string">
            <text:p>pro-tools</text:p>
          </table:table-cell>
          <table:table-cell office:value-type="float" office:value="2011">
            <text:p>2011</text:p>
          </table:table-cell>
          <table:table-cell office:value-type="string">
            <text:p>Whitney Museum of American Art, New York, NY</text:p>
          </table:table-cell>
          <table:table-cell office:value-type="string">
            <text:p>&lt;p&gt;​All nu work 4 a show @ the Whitney. Almost put me in the grave making all this stuff in 9 months. Hope u like it! &lt;/p&gt;</text:p>
          </table:table-cell>
          <table:table-cell/>
          <table:table-cell office:value-type="string">
            <text:p>whitney-ny-2011-05-full-3-database-SC.jpg,whitney-ny-2011-05-install-10-database-AR.jpg,whitney-ny-2011-05-install-13-database-AR.jpg,whitney-ny-2011-05-install-14-database-AR.jpg,whitney-ny-2011-05-install-15-database-AR.jpg,whitney-ny-2011-05-install-17-database-AR.jpg,whitney-ny-2011-05-install-11-database-AR_1.jpg</text:p>
          </table:table-cell>
          <table:table-cell office:value-type="string">
            <text:p>[73] 2011-001 Photoshop CS - 2011-001-photoshop-cs,[75] 2011-003 Photoshop CS - 2011-003-photoshop-cs,[76] 2011-004 Photoshop CS - 2011-004-photoshop-cs,[78] 2011-006 Photoshop CS - 2011-006-photoshop-cs,[79] 2011-007 Photoshop CS - 2011-007-photoshop-cs,[80] 2011-008 Photoshop CS - 2011-008-photoshop-cs,[82] 2011-132 Real Talk - 2011-132-real-talk,[83] 2011-014 Airport - 2011-014-airport,[84] 2009-001 Photoshop CS - 2009-001-photoshop-cs,[87] 2011-009 Various Self Playing Bowling Games - 2011-009-various-self-playing-bowling-games,[88] 2011-019 777 - 2011-019-777,[89] 2011-078 Since U Been Gone - 2011-078-since-u-been-gone,[108] 2011-092 Whitney Brochure - 2011-092-whitney-brochure,[109] 2011-102 Hello World #12 - 2011-102-hello-world-12,[111] 2011-103 Hello World #14 - 2011-103-hello-world-14,[117] 2011-099 Hello World #9 - 2011-099-hello-world-9,[118] 2011-024 Sports Products - 2011-024-sports-products,[119] 2010-002 Photoshop CS - 2010-002-photoshop-cs,[123] 2011-020 Another 5-minute Romp thru the IP - 2011-020-another-5-minute-romp-thru-the-ip,[71] 2011-021 Volume Management - volumemanagement,[72] 2010-003 Theres Always One At Every Party - 2010-003-theres-always-one-at-every-party,[101] 2011-022 Paganini Caprice No. 5 - 2011-022-paganini-caprice-no.-5,[125] 2011-105 Jay-Z Blue - 2011-105-jay-z-blue,[130] 2011-075 Palms - 2011-075-palms,[132] 2011-127 Weekend at Bernies Screening at the Whitney Museum - 2011-127-weekend-at-bernies-screening-at-the-whitney-museum,[103] 2011-010 Research in Motion (Kinetic Sculpture #6) - 2011-010-research-in-motion-kinetic-sculpture-6</text:p>
          </table:table-cell>
        </table:table-row>
        <table:table-row table:style-name="ro1">
          <table:table-cell office:value-type="float" office:value="204">
            <text:p>204</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72.229.104.132</text:p>
          </table:table-cell>
          <table:table-cell office:value-type="string">
            <text:p>Speakers Going Hammer</text:p>
          </table:table-cell>
          <table:table-cell office:value-type="string">
            <text:p>speakers-going-hammer</text:p>
          </table:table-cell>
          <table:table-cell office:value-type="float" office:value="2011">
            <text:p>2011</text:p>
          </table:table-cell>
          <table:table-cell office:value-type="string">
            <text:p>Lisson Gallery, London, UK</text:p>
          </table:table-cell>
          <table:table-cell office:value-type="string">
            <text:p>&lt;p&gt;​Not sure what to say about this one, except I had some yellow thing going on (no idea what that was about). I was also pretty proud of the Uggs sculpture here, &lt;i&gt;A Few Casuals, &lt;/i&gt;and the humidifier filled with diet sprite, &lt;i&gt;Real Taste&lt;/i&gt;. :)&lt;/p&gt;</text:p>
          </table:table-cell>
          <table:table-cell/>
          <table:table-cell office:value-type="string">
            <text:p>lisson-london-2011-10-install-10-database-KA.jpg,lisson-london-2011-10-install-9-database-KA.jpg,lisson-london-2011-10-install-6-database-KA.jpg,lisson-london-2011-10-install-3-database-KA.jpg</text:p>
          </table:table-cell>
          <table:table-cell office:value-type="string">
            <text:p>[112] 2011-110 Photoshop CS - 2011-110-photoshop-cs-84-by-66-inches-300-dpi-rgb-square-pixels-default-gra,[114] 2011-112 Photoshop CS - 2011-112-photoshop-cs-84-by-66-inches-300-dpi-rgb-square-pixels-default-gra,[116] 2011-113 Photoshop CS - 2011-113-photoshop-cs-84-by-66-inches-300-dpi-rgb-square-pixels-default-gra,[121] 2011-115 Self Playing Nintendo 64 NBA Courtside 2 - 2011-115-self-playing-nintendo-64-nba-courtside-2,[120] 2011-114 A Few Casuals - 2011-114-a-few-casuals,[89] 2011-078 Since U Been Gone - 2011-078-since-u-been-gone,[104] 2011-079 Timeless Standards - 2011-079-timeless-standards,[105] 2011-081 Timeless Standards - 2011-081-timeless-standards,[106] 2011-082 Timeless Standards - 2011-082-timeless-standards,[128] 2011-128 Three Palms - 2011-128-three-palms,[131] 2011-129 Taurus - 2011-129-taurus,[124] 2011-118 Forward Attitudes - 2011-118-forward-attitudes,[122] 2011-117 Real Taste - 2011-117-real-taste,[126] 2011-119 Regular Flex - 2011-119-regular-flex,[133] 2011-140 Clinton - 2011-140-clinton,[103] 2011-010 Research in Motion (Kinetic Sculpture #6) - 2011-010-research-in-motion-kinetic-sculpture-6</text:p>
          </table:table-cell>
        </table:table-row>
        <table:table-row table:style-name="ro1">
          <table:table-cell office:value-type="float" office:value="207">
            <text:p>207</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72.229.175.125</text:p>
          </table:table-cell>
          <table:table-cell office:value-type="string">
            <text:p>Image is Everything</text:p>
          </table:table-cell>
          <table:table-cell office:value-type="string">
            <text:p>image-is-everything</text:p>
          </table:table-cell>
          <table:table-cell office:value-type="float" office:value="2010">
            <text:p>2010</text:p>
          </table:table-cell>
          <table:table-cell office:value-type="string">
            <text:p>Galerie Thaddaeus Ropac, Paris, France</text:p>
          </table:table-cell>
          <table:table-cell office:value-type="string">
            <text:p>&lt;p&gt;First show of all new work I did with leaving the lights on in the gallery. Took the title from the Agassi book I was reading at the time. Highly recommended (the book)! &lt;/p&gt;</text:p>
          </table:table-cell>
          <table:table-cell/>
          <table:table-cell office:value-type="string">
            <text:p>Ropac-Paris-2010-11-install-1-database-GR.jpg,Ropac-Paris-2010-11-install-2-database-GR.jpg,Ropac-Paris-2010-11-install-3-database-GR.jpg</text:p>
          </table:table-cell>
          <table:table-cell office:value-type="string">
            <text:p>[72] 2010-003 Theres Always One At Every Party - 2010-003-theres-always-one-at-every-party,[144] 2010-076 Sports Products - 2010-076-sports-products,[145] 2010-077 Sports Products - 2010-077-sports-products,[146] 2010-078 Sports Products - 2010-078-sports-products,[147] 2010-079 Skipping Stones - 2010-079-skipping-stones,[149] 2010-081 Hello World - 2010-081-hello-world,[152] 2010-085 Since U Been Gone - 2010-085-since-u-been-gone,[151] 2010-089 Timeless Standards - 2010-089-timeless-standards-4,[150] 2010-087 Timeless Standards - 2010-087-timeless-standards-2,[153] 2010-092 Timeless Standards - 2010-092-timeless-standards-7,[154] 2010-093 Timeless Standards - 2010-093-timeless-standards-8,[97] 2010-021 Bronzer Flash! - 2010-021-bronzer-flash,[141] 2010-044 Photoshop CS - 2010-044-photoshop-cs,[142] 2010-045 Photoshop CS - 2010-045-photoshop-cs,[140] 2010-046 Photoshop CS - 2010-046-photoshop-cs,[143] 2010-047 Photoshop CS - 2010-047-photoshop-cs</text:p>
          </table:table-cell>
        </table:table-row>
        <table:table-row table:style-name="ro1">
          <table:table-cell office:value-type="float" office:value="218">
            <text:p>218</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24.46.104.250</text:p>
          </table:table-cell>
          <table:table-cell office:value-type="string">
            <text:p>Adult Comtemporary</text:p>
          </table:table-cell>
          <table:table-cell office:value-type="string">
            <text:p>adult-comtemporary</text:p>
          </table:table-cell>
          <table:table-cell office:value-type="float" office:value="2008">
            <text:p>2008</text:p>
          </table:table-cell>
          <table:table-cell office:value-type="string">
            <text:p>Team Gallery, New York, NY</text:p>
          </table:table-cell>
          <table:table-cell office:value-type="string">
            <text:p>&lt;p&gt;A bunch of random stuff, .... first time I tried making on of my Photoshop Gradient Demonstrations super &lt;i&gt;HUGE&lt;/i&gt;, which ended up working pretty good.&lt;/p&gt;</text:p>
          </table:table-cell>
          <table:table-cell/>
          <table:table-cell office:value-type="string">
            <text:p>team-newyork-2008-11-install-1-database.jpg,team-newyork-2008-11-install-2-database.jpg</text:p>
          </table:table-cell>
          <table:table-cell office:value-type="string">
            <text:p>[213] 2008-012 Monoprint 1 - 2008-012-monoprint-1,[214] 2008-013 Monoprint 2 - 2008-013-monoprint-2,[215] 2008-014 Monoprint 3 - 2008-014-monoprint-3,[216] 2008-015 Monoprint 4 - 2008-015-monoprint,[217] 2008-016 Monoprint 5 - 2008-016-monoprint-5,[48] 2008-002 Video Painting - videopainting,[210] 2008-003 Permanent Vacation - 2008-003-permanent-vacation,[135] 2008-004 Personal Film - 2008-004-personal-film,[164] 2008-008 Self Playing Sony Playstation I Bowling - 2008-008-self-playing-sony-playstation-i-bowling,[219] 2008-001 Photoshop CS - 2008-001-photoshop-cs</text:p>
          </table:table-cell>
        </table:table-row>
        <table:table-row table:style-name="ro1">
          <table:table-cell office:value-type="float" office:value="237">
            <text:p>237</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72.229.173.193</text:p>
          </table:table-cell>
          <table:table-cell office:value-type="string">
            <text:p>Depreciated</text:p>
          </table:table-cell>
          <table:table-cell office:value-type="string">
            <text:p>depreciated</text:p>
          </table:table-cell>
          <table:table-cell office:value-type="float" office:value="2009">
            <text:p>2009</text:p>
          </table:table-cell>
          <table:table-cell office:value-type="string">
            <text:p>NiMK, Amsterdam, Netherlands</text:p>
          </table:table-cell>
          <table:table-cell office:value-type="string">
            <text:p>&lt;p&gt;Small all moving image survey show. &lt;/p&gt;</text:p>
          </table:table-cell>
          <table:table-cell office:value-type="string">
            <text:p>&lt;p&gt;​test......&lt;/p&gt;</text:p>
          </table:table-cell>
          <table:table-cell office:value-type="string">
            <text:p>NIMK-Amsterdam-2009-08-install-1-database-PC.jpg,NIMK-Amsterdam-2009-08-install-2-database-PC.jpg,NIMK-Amsterdam-2009-08-install-3-database-PC.jpg,NIMK-Amsterdam-2009-08-install-4-database-PC.jpg</text:p>
          </table:table-cell>
          <table:table-cell office:value-type="string">
            <text:p>[164] 2008-008 Self Playing Sony Playstation I Bowling - 2008-008-self-playing-sony-playstation-i-bowling,[7] 2002-001 Super Mario Clouds - supermarioclouds,[15] 2004-002 F1 Racer Mod (aka Japanese Driving Game) - 2004-002-f1-racer-mod,[157] 2006-002 Untitled Translation Exercise - 2006-002-untitled-translation-exercise,[210] 2008-003 Permanent Vacation - 2008-003-permanent-vacation,[14] 2004-001 Space Invader - 2004-001-space-invader,[32] 2006-001 Sweet 16 - sweet16,[9] 2002-002 I Shot Andy Warhol - ishotandywarhol,[38] 2007-020 I dont want to spoil the party - 2007-020-i-dont-want-to-spoil-the-party,[168] 2007-002 Structural Film - 2007-002-structural-film,[135] 2008-004 Personal Film - 2008-004-personal-film</text:p>
          </table:table-cell>
        </table:table-row>
        <table:table-row table:style-name="ro1">
          <table:table-cell office:value-type="float" office:value="238">
            <text:p>238</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74.65.215.57</text:p>
          </table:table-cell>
          <table:table-cell office:value-type="string">
            <text:p>Beat the Champ</text:p>
          </table:table-cell>
          <table:table-cell office:value-type="string">
            <text:p>beat-the-champ</text:p>
          </table:table-cell>
          <table:table-cell office:value-type="float" office:value="2011">
            <text:p>2011</text:p>
          </table:table-cell>
          <table:table-cell office:value-type="string">
            <text:p>The Curve, Barbican Centre, London</text:p>
          </table:table-cell>
          <table:table-cell office:value-type="string">
            <text:p>First time I showed Various Self Playing Bowling Games....on 14 screens. :)</text:p>
          </table:table-cell>
          <table:table-cell office:value-type="string">
            <text:p>,&lt;p&gt;​This show was the first time I showed the monster Various Self Playing Bowling Games. It wz partially commissioned by the Barbican, and was shown here as 14 screens (ps - It wz a miracle they all worked for the duration of the exhibition). LOL. Also, since there was only one work in the show, I was stupid to give the show a different title then the work. That's why Various Self Playing Bowling Games often gets mis-titled Beat the Champ.&lt;/p&gt;</text:p>
          </table:table-cell>
          <table:table-cell office:value-type="string">
            <text:p>BarbicanCurve-London-2011-02-install-1-database-EW.jpg,BarbicanCurve-London-2011-02-install-2-database-EW.jpg,BarbicanCurve-London-2011-02-install-3-database-EW.jpg,BarbicanCurve-London-2011-02-install-4-database-EW.jpg,BarbicanCurve-London-2011-02-install-5-database-EW.jpg,BarbicanCurve-London-2011-02-install-6-database-EW.jpg</text:p>
          </table:table-cell>
          <table:table-cell office:value-type="string">
            <text:p>[87] 2011-009 Various Self Playing Bowling Games - 2011-009-various-self-playing-bowling-games</text:p>
          </table:table-cell>
        </table:table-row>
        <table:table-row table:style-name="ro1">
          <table:table-cell office:value-type="float" office:value="2162">
            <text:p>2162</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72.229.165.7</text:p>
          </table:table-cell>
          <table:table-cell office:value-type="string">
            <text:p>Cory Arcangel vs. / &amp; Pierre Bismuth</text:p>
          </table:table-cell>
          <table:table-cell office:value-type="string">
            <text:p>cory-arcangel-vs-pierre-bismuth</text:p>
          </table:table-cell>
          <table:table-cell office:value-type="float" office:value="2011">
            <text:p>2011</text:p>
          </table:table-cell>
          <table:table-cell office:value-type="string">
            <text:p>Team Gallery, New York, NY</text:p>
          </table:table-cell>
          <table:table-cell office:value-type="string">
            <text:p>&lt;p&gt;I picked 3 of Pierre's things, he picked 3 of mine, and we made one together. :)&lt;/p&gt;</text:p>
          </table:table-cell>
          <table:table-cell/>
          <table:table-cell office:value-type="string">
            <text:p>team-ny-2011-11-install-2-database-AR.jpg,team-ny-2011-11-install-1-database-AR.jpg,team-ny-2011-11-install-5-database-AR.jpg,team-ny-2011-11-install-4-database-AR.jpg,team-ny-2011-12-performance-5-database-MFI.jpg</text:p>
          </table:table-cell>
          <table:table-cell office:value-type="string">
            <text:p>[72] 2010-003 Theres Always One At Every Party - 2010-003-theres-always-one-at-every-party,[235] 2011-158 asdfgh - 2011-158-asdfgh,[2211] 2011-137 Living Situtations - 2011-137-living-situtations,[2213] 2011-193 Various Books, Various Scents - 2011-193-various-books-various-scents1</text:p>
          </table:table-cell>
        </table:table-row>
        <table:table-row table:style-name="ro1">
          <table:table-cell office:value-type="float" office:value="2163">
            <text:p>2163</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4.210.58.120</text:p>
          </table:table-cell>
          <table:table-cell office:value-type="string">
            <text:p>Cory Arcangel For New Jerseyy</text:p>
          </table:table-cell>
          <table:table-cell office:value-type="string">
            <text:p>cory-arcangel-for-new-jerseyy</text:p>
          </table:table-cell>
          <table:table-cell office:value-type="float" office:value="2010">
            <text:p>2010</text:p>
          </table:table-cell>
          <table:table-cell office:value-type="string">
            <text:p>New Jerseyy, Basel, Switzerland / Tate Modern, London, UK / "Cyberspace"</text:p>
          </table:table-cell>
          <table:table-cell office:value-type="string">
            <text:p>FYI: This was an entirely “virtual” show…... I re-resigned New Jerseyy’s website for their participation in No Soul For Sale at the Tate.,,​</text:p>
          </table:table-cell>
          <table:table-cell office:value-type="string">
            <text:p>​Also possibly of interest, is this was the only participation of New Jerseyy in the fair. LOL.</text:p>
          </table:table-cell>
          <table:table-cell office:value-type="string">
            <text:p>new-jerseyy-2010-057-screen-shot-3-database-ih.jpg</text:p>
          </table:table-cell>
          <table:table-cell office:value-type="string">
            <text:p>[96] [2010-057-cory-arcangel-for-new-jerseyy] 2010-057 Cory Arcangel for New Jerseyy</text:p>
          </table:table-cell>
        </table:table-row>
        <table:table-row table:style-name="ro1">
          <table:table-cell office:value-type="float" office:value="2181">
            <text:p>2181</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72.229.165.7</text:p>
          </table:table-cell>
          <table:table-cell office:value-type="string">
            <text:p>Masters</text:p>
          </table:table-cell>
          <table:table-cell office:value-type="string">
            <text:p>masters</text:p>
          </table:table-cell>
          <table:table-cell office:value-type="float" office:value="2012">
            <text:p>2012</text:p>
          </table:table-cell>
          <table:table-cell office:value-type="string">
            <text:p>Carnegie Museum of Art, Pittsburgh, PA</text:p>
          </table:table-cell>
          <table:table-cell office:value-type="string">
            <text:p>&lt;p&gt;&amp;nbsp;... had a super chill time putting this one together, ... a bit of everything really. A good vibe all around! &lt;/p&gt;</text:p>
          </table:table-cell>
          <table:table-cell office:value-type="string">
            <text:p>&lt;p&gt;​Finally got to put my sculpture "Volume Management" (a bunch of flat screens previously shown just in their boxes) to good use. LOL. :)&lt;/p&gt;</text:p>
          </table:table-cell>
          <table:table-cell office:value-type="string">
            <text:p>carnegie-pittsburgh-2012-09-install-12-database-TL.jpg,carnegie-pittsburgh-2012-09-install-13-database-TL.jpg,carnegie-pittsburgh-2012-09-install-3-database-TL.jpg,carnegie-pittsburgh-2012-09-install-4-database-TL.jpg,carnegie-pittsburgh-2012-09-install-8-database-TL.jpg,carnegie-pittsburgh-2012-09-install-1-database-TL.jpg,carnegie-pittsburgh-2012-09-install-5-database-TL.jpg,carnegie-pittsburgh-2012-09-install-9-database-TL_1.jpg</text:p>
          </table:table-cell>
          <table:table-cell office:value-type="string">
            <text:p>[7] 2002-001 Super Mario Clouds - supermarioclouds,[11] 2003-002 Data Diaries - 2003-002-data-diaries,[18] 2004-010 T.A.C. - Total Asshole Compression - 2004-010-total-asshole-compression,[13] 2004-004 Iron Maidens “The Number of the Beast” compressed over and over as an mp3 666 times - maiden,[165] 2004-008 Sans Simon - 2004-008-sans-simon,[32] 2006-001 Sweet 16 - sweet16,[157] 2006-002 Untitled Translation Exercise - 2006-002-untitled-translation-exercise,[171] 2007-045 The Bruce Springsteen Born to Run Glockenspiel Addendum (CD ROM) - 2007-045-bruce-springsteen-glockenspiel-addendum,[210] 2008-003 Permanent Vacation - 2008-003-permanent-vacation,[52] 2009-003 Drei Klavierstücke op. 11 - dreiklavierstucke,[71] 2011-021 Volume Management - volumemanagement,[63] 2008-074 Genealogies - 2008-074-genealogies,[55] 2009-046 What a Misunderstanding! - 2009-046-what-a-misunderstanding-art,[97] 2010-021 Bronzer Flash! - 2010-021-bronzer-flash,[34] 2007-004 Every Other C.S.N.Y. - 2007-004-every-other-csny,[189] 2004-025 Total Asshole Compression - 2004-025-total-asshole-compression,[2207] 2012-134 YOLO - 2012-134-yolo,[2208] 2012-135 Masters Trailer - 2012-135-masters-trailer,[2209] 2012-150 Carnegie Brochure - 2012-150-carnegie-brochure,[2217] 2011-156 The AUDMCRS Underground Dance Music Collection of Recorded Sound - 2011-156-the-audmcrs-underground-dance-music-collection-of-recorded-sound,[2228] 2012-065 AUDMCRS Essay - 2012-065-audmcrs-essay</text:p>
          </table:table-cell>
        </table:table-row>
        <table:table-row table:style-name="ro1">
          <table:table-cell office:value-type="float" office:value="2237">
            <text:p>2237</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4.210.0.117</text:p>
          </table:table-cell>
          <table:table-cell office:value-type="string">
            <text:p>Cory Arcangel + Olia Lialina and Dragan Espenschied</text:p>
          </table:table-cell>
          <table:table-cell office:value-type="string">
            <text:p>cory-arcangel-olia-lialina-and-dragan-espenschied</text:p>
          </table:table-cell>
          <table:table-cell office:value-type="float" office:value="2008">
            <text:p>2008</text:p>
          </table:table-cell>
          <table:table-cell office:value-type="string">
            <text:p>And / Or Gallery, Dallas, TX, USA</text:p>
          </table:table-cell>
          <table:table-cell office:value-type="string">
            <text:p>&lt;p&gt;.. a summer show in Texas with Olia Lialina and Dragan Espenschied! Yes!&lt;/p&gt;</text:p>
          </table:table-cell>
          <table:table-cell/>
          <table:table-cell office:value-type="string">
            <text:p>and-or-tx-2008-06-24-install-database-ps.jpg,and-or-tx-2008-06-19-install-database-ps.jpg,and-or-tx-2008-06-22-install-database-ps.jpg,and-or-tx-2008-06-23-install-database-ps.jpg,and-or-tx-2008-06-1-install-database-ih.jpg,and-or-tx-2008-06-26-install-database-ps.jpg,and-or-tx-2008-06-29-install-database-ps.jpg</text:p>
          </table:table-cell>
          <table:table-cell office:value-type="string">
            <text:p>[157] 2006-002 Untitled Translation Exercise - 2006-002-untitled-translation-exercise,[171] 2007-045 The Bruce Springsteen Born to Run Glockenspiel Addendum (CD ROM) - 2007-045-bruce-springsteen-glockenspiel-addendum</text:p>
          </table:table-cell>
        </table:table-row>
        <table:table-row table:style-name="ro1">
          <table:table-cell office:value-type="float" office:value="2848">
            <text:p>2848</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66.128.11.162</text:p>
          </table:table-cell>
          <table:table-cell office:value-type="string">
            <text:p>Regarding Warhol</text:p>
          </table:table-cell>
          <table:table-cell office:value-type="string">
            <text:p>regarding-warhol</text:p>
          </table:table-cell>
          <table:table-cell office:value-type="float" office:value="2013">
            <text:p>2013</text:p>
          </table:table-cell>
          <table:table-cell office:value-type="string">
            <text:p>Warhol Museum, Pittsburgh, PA</text:p>
          </table:table-cell>
          <table:table-cell office:value-type="string">
            <text:p>Silver Clouds, Super Mario Clouds ;-),,</text:p>
          </table:table-cell>
          <table:table-cell/>
          <table:table-cell office:value-type="string">
            <text:p>Warhol-Pittsburgh-2013-02-install-05-database-Warhol_1.jpg,Warhol-Pittsburgh-2013-02-install-06-database-Warhol.jpg</text:p>
          </table:table-cell>
          <table:table-cell office:value-type="string">
            <text:p>[7] [supermarioclouds] 2002-001 Super Mario Clouds</text:p>
          </table:table-cell>
        </table:table-row>
        <table:table-row table:style-name="ro1">
          <table:table-cell office:value-type="float" office:value="2849">
            <text:p>2849</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68.173.251.156</text:p>
          </table:table-cell>
          <table:table-cell office:value-type="string">
            <text:p>Power Points</text:p>
          </table:table-cell>
          <table:table-cell office:value-type="string">
            <text:p>power-points</text:p>
          </table:table-cell>
          <table:table-cell office:value-type="float" office:value="2013">
            <text:p>2013</text:p>
          </table:table-cell>
          <table:table-cell office:value-type="string">
            <text:p>DHC/ART Foundation, Montreal, Quebec</text:p>
          </table:table-cell>
          <table:table-cell office:value-type="string">
            <text:p>​Best part of this was that all exhibition design used comic sans. Also,...each diff era? / area? of my stuff had its own room which was fun, .... photos, game stuff, composition, kinetic sculpture, vid mods, etc, etc.&amp;nbsp;,,</text:p>
          </table:table-cell>
          <table:table-cell office:value-type="string">
            <text:p>​Best version of Sweet 16 yet.&amp;nbsp;,,</text:p>
          </table:table-cell>
          <table:table-cell office:value-type="string">
            <text:p>dhc-montreal-2013-06-install-01-database-RMT.jpg,dhc-montreal-2013-06-full-03-database-RMT.jpg,dhc-montreal-2013-06-full-07-database-RMT.jpg,dhc-montreal-2013-06-install-02-database-RMT.jpg,dhc-montreal-2013-06-install-03-database-RMT.jpg,dhc-montreal-2013-06-install-04-database-RMT.jpg,dhc-montreal-2013-06-install-05-database-RMT.jpg,dhc-montreal-2013-06-install-06-database-RMT.jpg,dhc-montreal-2013-06-install-07-database-RMT.jpg</text:p>
          </table:table-cell>
          <table:table-cell office:value-type="string">
            <text:p>[7] [supermarioclouds] 2002-001 Super Mario Clouds,[9] [ishotandywarhol] 2002-002 I Shot Andy Warhol,[11] [2003-002-data-diaries] 2003-002 Data Diaries,[30] [2006-006-the-bruce-springsteen-born-to-run-glockenspiel-addendum] 2006-006 The Bruce Springsteen Born to Run Glockenspiel Addendum (Composition),[32] [sweet16] 2006-001 Sweet 16,[33] [2006-004-colors] 2006-004 Colors,[52] [dreiklavierstucke] 2009-003 Drei Klavierstücke op. 11,[78] [2011-006-photoshop-cs] 2011-006 Photoshop CS,[103] [2011-010-research-in-motion-kinetic-sculpture-6] 2011-010 Research in Motion (Kinetic Sculpture #6),[121] [2011-115-self-playing-nintendo-64-nba-courtside-2] 2011-115 Self Playing Nintendo 64 NBA Courtside 2,[140] [2010-046-photoshop-cs] 2010-046 Photoshop CS,[157] [2006-002-untitled-translation-exercise] 2006-002 Untitled Translation Exercise,[2191] [2006-023-the-bruce-springsteen-born-to-run-glockenspiel-addendum] 2006-023 The Bruce Springsteen "Born to Run" Glockenspiel Addendum (Sound),[2217] [2011-156-audmcrs-installation] 2011-156 The AUDMCRS Underground Dance Music Collection of Recorded Sound,[2242] [2013-063-audmcrs-website] 2013-063 AUDMCRS website</text:p>
          </table:table-cell>
        </table:table-row>
        <table:table-row table:style-name="ro1">
          <table:table-cell office:value-type="float" office:value="4039">
            <text:p>4039</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72.229.164.204</text:p>
          </table:table-cell>
          <table:table-cell office:value-type="string">
            <text:p>Liste</text:p>
          </table:table-cell>
          <table:table-cell office:value-type="string">
            <text:p>liste</text:p>
          </table:table-cell>
          <table:table-cell office:value-type="float" office:value="2004">
            <text:p>2004</text:p>
          </table:table-cell>
          <table:table-cell office:value-type="string">
            <text:p>LISTE Art Fair, Basel, Switzerland (w/ Team Gallery)</text:p>
          </table:table-cell>
          <table:table-cell office:value-type="string">
            <text:p>I was in the booth the whole time, showing ppl how to play the games, FYI.</text:p>
          </table:table-cell>
          <table:table-cell/>
          <table:table-cell office:value-type="string">
            <text:p>Liste-2004-install-database-team-01.jpg,Liste-2004-install-database-team-02.jpg,Liste-2004-install-database-team-03.jpg,Liste-2004-install-database-team-04.jpg,Liste-2004-install-database-team-05.jpg,Liste-2004-install-database-team-06.jpg,Liste-2004-install-database-team-08.jpg,Liste-2004-install-database-team-09.jpg,Liste-2004-install-database-team-11.jpg</text:p>
          </table:table-cell>
          <table:table-cell office:value-type="string">
            <text:p>[7] [supermarioclouds] 2002-001 Super Mario Clouds,[9] [ishotandywarhol] 2002-002 I Shot Andy Warhol,[187] [2004-003-super-slow-tetris] 2004-003 Super Slow Tetris,[220] [2003-001-totally-fucked] 2003-001 Totally Fucked</text:p>
          </table:table-cell>
        </table:table-row>
        <table:table-row table:style-name="ro1">
          <table:table-cell office:value-type="float" office:value="4108">
            <text:p>4108</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92.221.3.37</text:p>
          </table:table-cell>
          <table:table-cell office:value-type="string">
            <text:p>All The Small Things</text:p>
          </table:table-cell>
          <table:table-cell office:value-type="string">
            <text:p>all-the-small-things</text:p>
          </table:table-cell>
          <table:table-cell office:value-type="float" office:value="2014">
            <text:p>2014</text:p>
          </table:table-cell>
          <table:table-cell office:value-type="string">
            <text:p>Herning Museum of Contemporary Art, Herning, Denmark</text:p>
          </table:table-cell>
          <table:table-cell office:value-type="string">
            <text:p>Wasn’t doing IRL shows of nu work 4 a few years (needed a break, lol)…. so this one was a chill opportunity 2 try out all the nu ideas I had since my 2011 Whitney &amp;amp; Lisson shows .....</text:p>
          </table:table-cell>
          <table:table-cell/>
          <table:table-cell office:value-type="string">
            <text:p>Heart-Denmark-2014-03-install-02-database-SM.jpg,Heart-Denmark-2014-03-install-01-database-SM.jpg,Heart-Denmark-2014-03-install-03-database-SM.jpg,Heart-Denmark-2014-03-install-05-database-SM.jpg,Heart-Denmark-2014-03-install-08-database-SM.jpg,Heart-Denmark-2014-03-install-07-database-SM.jpg,Heart-Denmark-2014-03-install-13-database-SM.jpg,Heart-Denmark-2014-03-install-14-database-SM.jpg,Heart-Denmark-2014-03-install-15-press-SM.jpg</text:p>
          </table:table-cell>
          <table:table-cell office:value-type="string">
            <text:p>[121] [2011-115-self-playing-nintendo-64-nba-courtside-2] 2011-115 Self Playing Nintendo 64 NBA Courtside 2,[210] [2008-003-permanent-vacation] 2008-003 Permanent Vacation,[2217] [2011-156-audmcrs-installation] 2011-156 The AUDMCRS Underground Dance Music Collection of Recorded Sound,[2242] [2013-063-audmcrs-website] 2013-063 AUDMCRS website,[4109] [code-on-and-on] 2012 On and on,[4110] [2013-31-diddy-lakes] 2013-31 Diddy Lakes,[4111] [2013-117-the-source-desktop-wireform] 2013 117 The Source Issue 1 Desktop Wireform,[4112] [2013-133-the-source-issue-3-i-shot-andy-warhol] 2013 133 The Source Issue 3 I Shot Andy Warhol,[4113] [2013-168-the-source-issue-4-on-and-on] 2013-168 The Source Issue 4 On and On,[4114] [2013-138-the-source-pizza-party] 2013 138 The Source Issue 2 Pizza Party,[4115] [2013-169-freshbuzz] 2013-169 Freshbuzz,[4116] [2013-087-blackberry-lakes] 2013-087 Blackberry / Lakes,[4117] [2013-189-asshole-lakes] 2013-189 Asshole / Lakes,[4118] [2013-190-awkard-smiles-lakes] 2013-190 Awkard Smiles / Lakes,[4119] [2013-193-seinfeld-dvd-lakes] 2013-193 Seinfeld DVD / Lakes,[4166] [2014-126-all-the-small-things-trailer] 2014 126 All The Small Things trailer,[4168] [2014-125-all-the-small-things] 2014-125 All The Small Things,[4221] [2013-206-25-clintons-2-palms-and-a-taurus] 2013-206 25 clintons, 2 Palms, and a Taurus,[4222] [2013-220-dances-for-electric-piano-performance] 2013-220 Dances for Electric Piano (Performance),[4227] [2013-198-photoshop-cs] 2013-198 Photoshop CS,[4228] [2013-196-quickoffice] 2013-196 QuickOffice,[4229] [2014-033-bath-safety] 2014-033 Bath Safety,[4230] [2014-035-calcium-source] 2014-035 Calcium Source,[4231] [2014-036-doooh] 2014-036 Doooh,[4232] [2014-037-dunks] 2014-037 Dunks,[4233] [2014-039-established-92] 2014-039 Established 92,[4234] [2014-040-gravers] 2014-040 Gravers,[4235] [2014-041-hater] 2014-041 Hater,[4236] [2014-046-raw-youth] 2014-046 Raw Youth,[4237] [2014-047-scene-girls] 2014-047 Scene Girls,[4238] [2014-034-tools] 2014-034 Tools,[4240] [2013-197-since-u-been-gone-music-for-stereos] 2013-197 Since U Been Gone / Music For Stereos,[4241] [2013-199-the-source-sculpture] 2013-199 The Source (sculpture)</text:p>
          </table:table-cell>
        </table:table-row>
        <table:table-row table:style-name="ro1">
          <table:table-cell office:value-type="float" office:value="4120">
            <text:p>4120</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72.229.132.109</text:p>
          </table:table-cell>
          <table:table-cell office:value-type="string">
            <text:p>The AUDMCRS Underground Dance Music Collection of Recorded Sound</text:p>
          </table:table-cell>
          <table:table-cell office:value-type="string">
            <text:p>the-audmcrs-underground-dace-music-collection-of-recorded-sound</text:p>
          </table:table-cell>
          <table:table-cell office:value-type="float" office:value="2013">
            <text:p>2013</text:p>
          </table:table-cell>
          <table:table-cell office:value-type="string">
            <text:p>Newmuseum.org</text:p>
          </table:table-cell>
          <table:table-cell office:value-type="string">
            <text:p>Gotta luv these virtual shows(!) Linked to the AUDMCRS Underground Dance Music Collection of Recorded Sound.</text:p>
          </table:table-cell>
          <table:table-cell/>
          <table:table-cell office:value-type="string">
            <text:p>New-Museum-2013-11-install-01-database-ih.jpg</text:p>
          </table:table-cell>
          <table:table-cell office:value-type="string">
            <text:p>[2242] [2013-063-audmcrs-website] 2013-063 AUDMCRS website</text:p>
          </table:table-cell>
        </table:table-row>
        <table:table-row table:style-name="ro1">
          <table:table-cell office:value-type="float" office:value="4129">
            <text:p>4129</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90.149.184.220</text:p>
          </table:table-cell>
          <table:table-cell office:value-type="string">
            <text:p>THENnow: Mario Schifano / Cory Arcangel</text:p>
          </table:table-cell>
          <table:table-cell office:value-type="string">
            <text:p>thennow-mario-schifano-cory-arcangel</text:p>
          </table:table-cell>
          <table:table-cell office:value-type="float" office:value="2014">
            <text:p>2014</text:p>
          </table:table-cell>
          <table:table-cell office:value-type="string">
            <text:p>MiArt, Milan Italy (w/ Studio Marconi ’65 &amp; Lisson Gallery)</text:p>
          </table:table-cell>
          <table:table-cell office:value-type="string">
            <text:p>Really great experience working with Studio Marconi ’65 doing this show with the estate of Italian pop artist Mario Schifano.</text:p>
          </table:table-cell>
          <table:table-cell/>
          <table:table-cell office:value-type="string">
            <text:p>miart-milan-2014-03-install-01-database-FA.jpg,miart-milan-2014-03-install-05-database-FA.jpg,miart-milan-2014-03-install-06-database-FA.jpg,miart-milan-2014-03-install-09-database-FA.jpg,miart-milan-2014-03-install-11-database-FA.jpg,miart-milan-2014-03-install-12-database-FA.jpg,miart-milan-2014-03-install-13-database-FA.jpg,miart-milan-2014-03-install-14-database-FA.jpg,miart-milan-2014-03-install-15-database-FA.jpg</text:p>
          </table:table-cell>
          <table:table-cell office:value-type="string">
            <text:p>[4130] [2014-032-so-shines-a-good-deed-in-a-weary-world] 2014-032 So shines a good deed in a weary world,[4131] [2014-31-max-perks] 2014--31 Max Perks,[4132] [2014-030-ideas-in-action] 2014-030 Ideas In Action,[4133] [2014-017-photoshop-cs] 2014-017 Photoshop CS,[4134] [2014-018-photoshop-cs] 2014-018 Photoshop CS,[4135] [2014-019-photoshop-cs] 2014-019 Photoshop Cs,[4136] [2014-020-photoshop-cs] 2014-020 Photoshop Cs</text:p>
          </table:table-cell>
        </table:table-row>
        <table:table-row table:style-name="ro1">
          <table:table-cell office:value-type="float" office:value="4137">
            <text:p>4137</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72.229.132.109</text:p>
          </table:table-cell>
          <table:table-cell office:value-type="string">
            <text:p>You Only Live Once</text:p>
          </table:table-cell>
          <table:table-cell office:value-type="string">
            <text:p>you-only-live-once</text:p>
          </table:table-cell>
          <table:table-cell office:value-type="float" office:value="2014">
            <text:p>2014</text:p>
          </table:table-cell>
          <table:table-cell office:value-type="string">
            <text:p>SOHO Holiday Inn, Grand Lafyette conference room, New York, NY</text:p>
          </table:table-cell>
          <table:table-cell office:value-type="string">
            <text:p>Debut Arcangel Surfware pop-up / first show of all new work in a few years in NYC (since my Whitney show) ...... :-/</text:p>
          </table:table-cell>
          <table:table-cell/>
          <table:table-cell office:value-type="string">
            <text:p>yolo-2014-03-install-001-database-DG.jpg,yolo-2014-03-install-005-database-DG.jpg,yolo-2014-03-install-002-database-DG.jpg,yolo-2014-03-install-006-database-DG.jpg,yolo-2014-03-install-007-database-DG.jpg,yolo-2014-03-install-014-database-DG.jpg,yolo-2014-03-install-026-database-DG.jpg,yolo-2014-03-install-031-database-DG.jpg,yolo-2014-03-install-037-database-DG.jpg,yolo-2014-03-install-039-database-DG.jpg,yolo-2014-03-install-052-database-DG.jpg,yolo-2014-03-install-051-database-DG.jpg,yolo-2014-03-install-060-database-DG.jpg,yolo-2014-03-install-059-database-DG.jpg,yolo-2014-03-install-071-database-DG.jpg,yolo-2014-03-install-075-database-DG.jpg,yolo-2014-03-install-073-database-DG.jpg,yolo-2014-03-install-082-database-DG.jpg,yolo-2014-03-install-084-database-DG.jpg</text:p>
          </table:table-cell>
          <table:table-cell office:value-type="string">
            <text:p>[144] [2010-076-sports-products] 2010-076 Sports Products,[2213] [2011-193-various-books-various-scents1] 2011-193 Various Books, Various Scents,[2216] [2012-031-originals] 2012-031 Originals,[4111] [2013-117-the-source-desktop-wireform] 2013 117 The Source Desktop Wireform,[4112] [2013-133-the-source-issue-3-i-shot-andy-warhol] 2013 133 The Source Issue 3 I Shot Andy Warhol,[4113] [20130168-the-source-issue-4-on-and-on] 20130168 The Source Issue 4 On and On,[4114] [2013-138-the-source-pizza-party] 2013 138 The Source Pizza Party,[4138] [2013-115-24-Dances-For-The-Electric-Piano] 2013-115 24 Dances For The Electric Piano (SRF-001),[4139] [2013-219-24-dances-for-the-electric-piano-long-sleeve-silkscreened-t-shirt] 2013-219 24 Dances For The Electric Piano Long-Sleeve Silkscreened T-Shirt (SRF-012),[4140] [2013-221-24-dances-for-electric-piano-drawing-srf-013] 2013-221 24 Dances for Electric Piano (Drawing) (SRF-013),[4141] [2014-004-spectrum-yin-yang-crest-t-shirt-srf-002] 2014-004 Spectrum Yin-Yang Crest- T-Shirt (SRF-002),[4142] [2014-005-spectrum-yin-yang-crest-hoodie-srf-003] 2014-005 Spectrum Yin-Yang Crest Hoodie (SRF-003),[4143] [2014-006-signature-front-back-sweatpants-srf-004] 2014-006 Signature Front/Back Sweatpants (SRF-004),[4144] [2014-007-fitted-otto-flexfit-hat-srf-005] 2014-007 Fitted Otto Flexfit Hat (SRF-005),[4145] [2014-008-photoshop-gradient-demonstration-iphone-case-srf-006] 2014-008 Photoshop Gradient Demonstration iPhone Case (SRF-006),[4146] [2014-009-photoshop-gradient-demonstration-ipad-case-srf-007] 2014-009 Photoshop Gradient Demonstration iPad Case (SRF-007),[4147] [2014-013-photoshop-gradient-demonstration-bedsheets-srf-011] 2014-013 Photoshop Gradient Demonstration Bedsheets (SRF-011),[4148] [2014-025-you-only-live-once-poster-srf-018] 2014-025 You Only Live Once Poster (SRF-018),[4149] [2012-160-euphoria] 2012-160 Euphoria,[4150] [2014-060-dvd-power-tower-80-by-sharper-image-design] 2014-060 DVD Power Tower 80 by Sharper Image Design,[4151] [2012-117-express-yourself-clearly] 2012-117 Express Yourself Clearly,[4152] [2013-062-Express-Yourself-Clearly] 2013-062 Express Yourself Clearly</text:p>
          </table:table-cell>
        </table:table-row>
        <table:table-row table:style-name="ro1">
          <table:table-cell office:value-type="float" office:value="4154">
            <text:p>4154</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4.210.58.120</text:p>
          </table:table-cell>
          <table:table-cell office:value-type="string">
            <text:p>Synthetic</text:p>
          </table:table-cell>
          <table:table-cell office:value-type="string">
            <text:p>synthetic</text:p>
          </table:table-cell>
          <table:table-cell office:value-type="float" office:value="2009">
            <text:p>2009</text:p>
          </table:table-cell>
          <table:table-cell office:value-type="string">
            <text:p>Whitney Museum of American Art, New York, NY</text:p>
          </table:table-cell>
          <table:table-cell office:value-type="string">
            <text:p>​Group show, .... got to show next to a sick Kenny Sharf (yES!!!) ;-) Also, Super Mario Clouds always gets shown differently, but this was the best "multi-screen" version of it I ever pulled off.&amp;nbsp;</text:p>
          </table:table-cell>
          <table:table-cell/>
          <table:table-cell office:value-type="string">
            <text:p>whitney-ny-2009-01-full-database-whitney.jpg</text:p>
          </table:table-cell>
          <table:table-cell office:value-type="string">
            <text:p>[7] [supermarioclouds] 2002-001 Super Mario Clouds</text:p>
          </table:table-cell>
        </table:table-row>
        <table:table-row table:style-name="ro1">
          <table:table-cell office:value-type="float" office:value="4161">
            <text:p>4161</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72.229.132.109</text:p>
          </table:table-cell>
          <table:table-cell office:value-type="string">
            <text:p>Acknowledgement, Circulation, Obscurity, System Ambience</text:p>
          </table:table-cell>
          <table:table-cell office:value-type="string">
            <text:p>acknowledgement-circulation-obscurity-system-ambience</text:p>
          </table:table-cell>
          <table:table-cell office:value-type="float" office:value="2014">
            <text:p>2014</text:p>
          </table:table-cell>
          <table:table-cell office:value-type="string">
            <text:p>Rhizome.org</text:p>
          </table:table-cell>
          <table:table-cell office:value-type="string">
            <text:p>Dragan Espenschied restored my 2005 digital “readymade”, Bomb Iraq, and now it runs in a browser! Def check it out, and read Dragan’s beautiful txt. Another “virtual show” :-/</text:p>
          </table:table-cell>
          <table:table-cell/>
          <table:table-cell office:value-type="string">
            <text:p>rhizome-2014-06-database-install-01-ih.jpg,rhizome-2014-06-database-install-05-ih.jpg,rhizome-2014-06-database-install-08-ih.jpg,rhizome-2014-06-database-install-07-ih.jpg,rhizome-2014-06-database-install-09-ih.jpg,rhizome-2014-06-database-install-06-ih.jpg,rhizome-2014-06-database-install-10-ih.jpg,rhizome-2014-06-database-install-11-ih.jpg,rhizome-2014-06-database-install-13-ih.jpg,rhizome-2014-06-database-install-15-ih.jpg</text:p>
          </table:table-cell>
          <table:table-cell office:value-type="string">
            <text:p>[4038] [2005-020-bomb-iraq] 2005-020-Bomb Iraq</text:p>
          </table:table-cell>
        </table:table-row>
        <table:table-row table:style-name="ro1">
          <table:table-cell office:value-type="float" office:value="4169">
            <text:p>4169</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72.229.132.109</text:p>
          </table:table-cell>
          <table:table-cell office:value-type="string">
            <text:p>tl;dr</text:p>
          </table:table-cell>
          <table:table-cell office:value-type="string">
            <text:p>tldr-new-york</text:p>
          </table:table-cell>
          <table:table-cell office:value-type="float" office:value="2014">
            <text:p>2014</text:p>
          </table:table-cell>
          <table:table-cell office:value-type="string">
            <text:p>Team Gallery, New York, NY</text:p>
          </table:table-cell>
          <table:table-cell office:value-type="string">
            <text:p>Tried 2 b a grown up and did a show focusing on just one series of work…. w/ appearances from the “lake” applet, Britney, Hillary, Sport Products, On Compression, etc, etc.</text:p>
          </table:table-cell>
          <table:table-cell/>
          <table:table-cell office:value-type="string">
            <text:p>team-ny-2014-09-install-7-database.jpg,team-ny-2014-09-install-11-database.jpg,team-ny-2014-09-install-16-database.jpg,team-ny-2014-09-install-18-database.jpg,team-ny-2014-09-install-25-database.jpg,team-ny-2014-09-install-28-database.jpg</text:p>
          </table:table-cell>
          <table:table-cell office:value-type="string">
            <text:p>[4110] [2013-31-diddy-lakes] 2013-31 Diddy Lakes,[4174] [2014-095-hillary-lakes] 2014 095 Asshole 2 / Lakes,[4175] [2014-097-hillary-lakes] 2014 097 Hillary / Lakes,[4176] [2014-086-russells-lakes] 2014-086 Russells / Lakes,[4177] [2014-087-unnamed-lakes] 2014 087 Unnamed / Lakes,[4178] [2014-094-on-compression-lakes] 2014 094 On Compression / Lakes,[4179] [2014-085-sports-products-lakes] 2014-085 Sports Products / Lakes</text:p>
          </table:table-cell>
        </table:table-row>
        <table:table-row table:style-name="ro1">
          <table:table-cell office:value-type="float" office:value="4170">
            <text:p>4170</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66.128.11.158</text:p>
          </table:table-cell>
          <table:table-cell office:value-type="string">
            <text:p>tl;dr</text:p>
          </table:table-cell>
          <table:table-cell office:value-type="string">
            <text:p>tldr-venice</text:p>
          </table:table-cell>
          <table:table-cell office:value-type="float" office:value="2014">
            <text:p>2014</text:p>
          </table:table-cell>
          <table:table-cell office:value-type="string">
            <text:p>Team Gallery, Venice Beach, CA</text:p>
          </table:table-cell>
          <table:table-cell office:value-type="string">
            <text:p>Mini retrospective in the form of a C+ cell phone store for a gallery in a garage (in Venice Beach!) :/</text:p>
          </table:table-cell>
          <table:table-cell/>
          <table:table-cell office:value-type="string">
            <text:p>team-venice-2014-09-install-1-database-jm.jpg,team-venice-2014-09-install-2-database-jm.jpg,team-venice-2014-09-install-4-database-jm.jpg,team-venice-2014-09-install-10-database-jm.jpg,team-venice-2014-09-install-14-database-jm.jpg,team-venice-2014-09-install-13-database-jm.jpg,team-venice-2014-09-install-17-database-jm.jpg,team-venice-2014-09-install-15-database-jm.jpg,team-venice-2014-09-install-21-database-jm.jpg,team-venice-2014-09-install-38-database-jm.jpg</text:p>
          </table:table-cell>
          <table:table-cell office:value-type="string">
            <text:p>[4173] [room-for-squares] Room for Squares</text:p>
          </table:table-cell>
        </table:table-row>
        <table:table-row table:style-name="ro1">
          <table:table-cell office:value-type="float" office:value="4171">
            <text:p>4171</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72.229.132.109</text:p>
          </table:table-cell>
          <table:table-cell office:value-type="string">
            <text:p>The Bruce Springsteen 'Born to Run' Glockenspiel Addendum</text:p>
          </table:table-cell>
          <table:table-cell office:value-type="string">
            <text:p>the-bruce-springsteen-born-to-run-glockenspiel-addendum</text:p>
          </table:table-cell>
          <table:table-cell office:value-type="float" office:value="2008">
            <text:p>2008</text:p>
          </table:table-cell>
          <table:table-cell office:value-type="string">
            <text:p>Light Industry, Brooklyn, New York</text:p>
          </table:table-cell>
          <table:table-cell office:value-type="string">
            <text:p>​First complete performance of my (epic?) composition for Glockenspiel and electronics.&amp;nbsp;</text:p>
          </table:table-cell>
          <table:table-cell/>
          <table:table-cell office:value-type="string">
            <text:p>bruce-2006-008-light-industry-performance-view-1-database-DC.jpg,bruce-2006-008-light-industry-performance-view-3-database-DC.jpg,bruce-2006-008-light-industry-performance-view-2-database-DC.jpg</text:p>
          </table:table-cell>
          <table:table-cell office:value-type="string">
            <text:p>[5] [2006-008-the-bruce-springsteen-born-to-run-glockenspiel-addendum] 2006-008 The Bruce Springsteen Born to Run Glockenspiel Addendum (Performance),[30] [2006-006-the-bruce-springsteen-born-to-run-glockenspiel-addendum] 2006-006 The Bruce Springsteen Born to Run Glockenspiel Addendum (Composition),[171] [2007-045-bruce-springsteen-glockenspiel-addendum] 2007-045 The Bruce Springsteen Born to Run Glockenspiel Addendum (CD ROM)</text:p>
          </table:table-cell>
        </table:table-row>
        <table:table-row table:style-name="ro1">
          <table:table-cell office:value-type="float" office:value="4172">
            <text:p>4172</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4.234.217.14</text:p>
          </table:table-cell>
          <table:table-cell office:value-type="string">
            <text:p>Music For Stereos</text:p>
          </table:table-cell>
          <table:table-cell office:value-type="string">
            <text:p>music-for-stereos</text:p>
          </table:table-cell>
          <table:table-cell office:value-type="float" office:value="2010">
            <text:p>2010</text:p>
          </table:table-cell>
          <table:table-cell office:value-type="string">
            <text:p>Art Institute of Chicago, Chicago, Il. </text:p>
          </table:table-cell>
          <table:table-cell office:value-type="string">
            <text:p>Composition for consumer home stereos, and CD’s. :/</text:p>
          </table:table-cell>
          <table:table-cell office:value-type="string">
            <text:p>​Kinda stressful,.....</text:p>
          </table:table-cell>
          <table:table-cell office:value-type="string">
            <text:p>MusicForStereos-2010-025-performance-chicago-9-database-TR.jpg,MusicForStereos-2010-025-performance-chicago-12-database-TR.jpg,MusicForStereos-2010-025-performance-chicago-5-database-TR.jpg,MusicForStereos-2010-025-performance-chicago-13-database-TR.jpg</text:p>
          </table:table-cell>
          <table:table-cell office:value-type="string">
            <text:p>[4196] [2010-025-music-for-stereos] 2010-025 Music For Stereos</text:p>
          </table:table-cell>
        </table:table-row>
        <table:table-row table:style-name="ro1">
          <table:table-cell office:value-type="float" office:value="4223">
            <text:p>4223</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4.234.217.14</text:p>
          </table:table-cell>
          <table:table-cell office:value-type="string">
            <text:p>Dances For The Electric Piano</text:p>
          </table:table-cell>
          <table:table-cell office:value-type="string">
            <text:p>dances-for-the-electric-piano</text:p>
          </table:table-cell>
          <table:table-cell office:value-type="float" office:value="2014">
            <text:p>2014</text:p>
          </table:table-cell>
          <table:table-cell office:value-type="string">
            <text:p>Institute of Contemporary Arts, London, UK</text:p>
          </table:table-cell>
          <table:table-cell office:value-type="string">
            <text:p>London debut (as part of the slow and rambling world tour) of my piano suite / club bangerz Dances For The Electric Piano. Wz loud.</text:p>
          </table:table-cell>
          <table:table-cell/>
          <table:table-cell office:value-type="string">
            <text:p>24-dances-2013-220-ICA-London-9.jpg,24-dances-2013-220-ICA-London-2.JPG,24-dances-2013-220-ICA-London-57.jpg,24-dances-2013-220-ICA-London-59.jpg</text:p>
          </table:table-cell>
          <table:table-cell office:value-type="string">
            <text:p>[4194] [2013-218-24-dances-for-the-electric-piano] 2013-218 24 Dances For The Electric Piano (Composition),[4222] [2013-220-dances-for-electric-piano-performance] 2013-220 Dances for Electric Piano (Performance)</text:p>
          </table:table-cell>
        </table:table-row>
        <table:table-row table:style-name="ro1">
          <table:table-cell office:value-type="float" office:value="4224">
            <text:p>4224</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4.234.217.14</text:p>
          </table:table-cell>
          <table:table-cell office:value-type="string">
            <text:p>Dances For The Electric Piano</text:p>
          </table:table-cell>
          <table:table-cell office:value-type="string">
            <text:p>dances-for-the-electric-piano1</text:p>
          </table:table-cell>
          <table:table-cell office:value-type="float" office:value="2014">
            <text:p>2014</text:p>
          </table:table-cell>
          <table:table-cell office:value-type="string">
            <text:p>Berliner Philharmonie, Berlin, Germany</text:p>
          </table:table-cell>
          <table:table-cell office:value-type="string">
            <text:p>​Hampus Lindwall on the ivories at the German premiere of my piano suite. Standing room only! ;-)</text:p>
          </table:table-cell>
          <table:table-cell/>
          <table:table-cell office:value-type="string">
            <text:p>24-dances-2013-220-Berlin-02-database-SD.jpg,24-dances-2013-220-Berlin-01-database-SD.jpg</text:p>
          </table:table-cell>
          <table:table-cell office:value-type="string">
            <text:p>[4194] [2013-218-24-dances-for-the-electric-piano] 2013-218 24 Dances For The Electric Piano (Composition),[4222] [2013-220-dances-for-electric-piano-performance] 2013-220 Dances for Electric Piano (Performance)</text:p>
          </table:table-cell>
        </table:table-row>
        <table:table-row table:style-name="ro1">
          <table:table-cell office:value-type="float" office:value="4225">
            <text:p>4225</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92.221.3.37</text:p>
          </table:table-cell>
          <table:table-cell office:value-type="string">
            <text:p>Cory Arcangel &amp; D'Eon in Concert</text:p>
          </table:table-cell>
          <table:table-cell office:value-type="string">
            <text:p>cory-arcangel-and-deon-in-concert</text:p>
          </table:table-cell>
          <table:table-cell office:value-type="float" office:value="2014">
            <text:p>2014</text:p>
          </table:table-cell>
          <table:table-cell office:value-type="string">
            <text:p>The Metropolitan Museum of Art, New York, NY</text:p>
          </table:table-cell>
          <table:table-cell office:value-type="string">
            <text:p>Release party for my LP 24 Dances For the Electric Piano. Double header w/ me and one of my favz D’Eon. D’Eon played his own harpsichord compositions, then my piano suite on an M1. There was also an Arcangel Surfware merch table in an antiquities room. :-)</text:p>
          </table:table-cell>
          <table:table-cell/>
          <table:table-cell office:value-type="string">
            <text:p>24-dances-2013-220-MET-01-database-ih.jpg,24-dances-2013-220-MET-15-database-ih.jpg,24-dances-2013-220-MET-18-database-ih.jpg,24-dances-2013-220-MET-17-database-ih.jpg,24-dances-2013-220-MET-19-database-ih.jpg,24-dances-2013-220-MET-22-database-ih.jpg,24-dances-2013-220-MET-23-database-ih.jpg</text:p>
          </table:table-cell>
          <table:table-cell office:value-type="string">
            <text:p>[4138] [2013-115-24-Dances-For-The-Electric-Piano] 2013-015 24 Dances For The Electric Piano (SRF-001),[4139] [2013-219-24-dances-for-the-electric-piano-long-sleeve-silkscreened-t-shirt] 2013-219 24 Dances For The Electric Piano Long-Sleeve Silkscreened T-Shirt (SRF-012),[4140] [2013-221-24-dances-for-electric-piano-drawing-srf-013] 2013-221 24 Dances for Electric Piano (Drawing) (SRF-013),[4194] [2013-218-24-dances-for-the-electric-piano] 2013-218 24 Dances For The Electric Piano (Composition),[4222] [2013-220-dances-for-electric-piano-performance] 2013-220 Dances for Electric Piano (Performance)</text:p>
          </table:table-cell>
        </table:table-row>
        <table:table-row table:style-name="ro1">
          <table:table-cell office:value-type="float" office:value="4226">
            <text:p>4226</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92.221.3.37</text:p>
          </table:table-cell>
          <table:table-cell office:value-type="string">
            <text:p>Last Night I Had The Strangest Dream</text:p>
          </table:table-cell>
          <table:table-cell office:value-type="string">
            <text:p>last-night-i-had-the-strangest-dream</text:p>
          </table:table-cell>
          <table:table-cell office:value-type="float" office:value="2009">
            <text:p>2009</text:p>
          </table:table-cell>
          <table:table-cell office:value-type="string">
            <text:p>Kunsthaus Graz, Graz, Austria</text:p>
          </table:table-cell>
          <table:table-cell office:value-type="string">
            <text:p>​Auto-tune’d my way through this performance. More soon ....</text:p>
          </table:table-cell>
          <table:table-cell/>
          <table:table-cell office:value-type="string">
            <text:p>Last-Night-I-Had-Strangest-Dream-2009-041-Perf-View-1-database-NL.jpg,Last-Night-I-Had-Strangest-Dream-2009-041-Perf-View-2-database-NL.jpg</text:p>
          </table:table-cell>
          <table:table-cell office:value-type="string">
            <text:p>[51] [2009-041-last-night-i-had-the-strangest-dream] 2009-041 Last Night I Had The Strangest Dream</text:p>
          </table:table-cell>
        </table:table-row>
        <table:table-row table:style-name="ro1">
          <table:table-cell office:value-type="float" office:value="4244">
            <text:p>4244</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4.234.217.14</text:p>
          </table:table-cell>
          <table:table-cell office:value-type="string">
            <text:p>Toys Redux – On Play and Critique</text:p>
          </table:table-cell>
          <table:table-cell office:value-type="string">
            <text:p>toys-redux-on-play-and-critique</text:p>
          </table:table-cell>
          <table:table-cell office:value-type="float" office:value="2015">
            <text:p>2015</text:p>
          </table:table-cell>
          <table:table-cell office:value-type="string">
            <text:p>Migros Museum für Gegenwartskunst, Zurich, Switzerland</text:p>
          </table:table-cell>
          <table:table-cell office:value-type="string">
            <text:p>Group show. Re-staged my landscape piece on the 10 year anniversary of its first showing in my 2005 Migros show.</text:p>
          </table:table-cell>
          <table:table-cell/>
          <table:table-cell office:value-type="string">
            <text:p>migros-museum-2015-05-install-1-database-SA.jpg</text:p>
          </table:table-cell>
          <table:table-cell office:value-type="string">
            <text:p>[185] [2005-021-super-landscape-1] 2005-021 Super Landscape #1</text:p>
          </table:table-cell>
        </table:table-row>
        <table:table-row table:style-name="ro1">
          <table:table-cell office:value-type="float" office:value="4245">
            <text:p>4245</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92.221.3.37</text:p>
          </table:table-cell>
          <table:table-cell office:value-type="string">
            <text:p>Seeing Double: Emulation in Theory and Practice</text:p>
          </table:table-cell>
          <table:table-cell office:value-type="string">
            <text:p>seeing-double-emulation-in-theory-and-practice</text:p>
          </table:table-cell>
          <table:table-cell office:value-type="float" office:value="2004">
            <text:p>2004</text:p>
          </table:table-cell>
          <table:table-cell office:value-type="string">
            <text:p>Solomon R. Guggenheim Museum, New York, NY</text:p>
          </table:table-cell>
          <table:table-cell office:value-type="string">
            <text:p>Kinda a cray ahead of its time group show about digital preservation / emulation. An honor 2 show w so many tru heads: Nam June Paik, Jodi.org, John Simon, etc, etc.</text:p>
          </table:table-cell>
          <table:table-cell/>
          <table:table-cell office:value-type="string">
            <text:p>guggenheim-new-york-2004-install-database-jones.jpg</text:p>
          </table:table-cell>
          <table:table-cell office:value-type="string">
            <text:p>[9] [ishotandywarhol] 2002-002 I Shot Andy Warhol</text:p>
          </table:table-cell>
        </table:table-row>
        <table:table-row table:style-name="ro1">
          <table:table-cell office:value-type="float" office:value="4246">
            <text:p>4246</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92.221.3.37</text:p>
          </table:table-cell>
          <table:table-cell office:value-type="string">
            <text:p>All The Small Things</text:p>
          </table:table-cell>
          <table:table-cell office:value-type="string">
            <text:p>all-the-small-things-2</text:p>
          </table:table-cell>
          <table:table-cell office:value-type="float" office:value="2014">
            <text:p>2014</text:p>
          </table:table-cell>
          <table:table-cell office:value-type="string">
            <text:p>Reykjavik Art Museum, Reykjavik, Iceland</text:p>
          </table:table-cell>
          <table:table-cell office:value-type="string">
            <text:p>Traveling show (came form Denmark). Iceland was so sick. OMG. Amazing place.</text:p>
          </table:table-cell>
          <table:table-cell/>
          <table:table-cell office:value-type="string">
            <text:p>Reykjavik-Art-Museum-2015-001-install-004-database-pt.jpg,Reykjavik-Art-Museum-2015-001-install-024-database-pt.jpg,Reykjavik-Art-Museum-2015-001-install-026-database-pt.jpg,Reykjavik-Art-Museum-2015-001-install-033-database-pt.jpg,Reykjavik-Art-Museum-2015-001-install-036-database-pt.jpg,Reykjavik-Art-Museum-2015-001-install-037-database-pt.jpg,Reykjavik-Art-Museum-2015-001-install-035-database-pt.jpg,Reykjavik-Art-Museum-2015-001-install-003-database-pt.jpg,Reykjavik-Art-Museum-2015-001-install-005-database-pt.jpg,Reykjavik-Art-Museum-2015-001-install-015-database-pt.jpg,Reykjavik-Art-Museum-2015-001-install-022-database-pt.jpg</text:p>
          </table:table-cell>
          <table:table-cell office:value-type="string">
            <text:p>[121] [2011-115-self-playing-nintendo-64-nba-courtside-2] 2011-115 Self Playing Nintendo 64 NBA Courtside 2,[210] [2008-003-permanent-vacation] 2008-003 Permanent Vacation,[2217] [2011-156-audmcrs-installation] 2011-156 The AUDMCRS Underground Dance Music Collection of Recorded Sound,[4110] [2013-31-diddy-lakes] 2013-31 Diddy Lakes,[4111] [2013-117-the-source-desktop-wireform] 2013 117 The Source Issue 1 Desktop Wireform (SRF-014),[4112] [2013-133-the-source-issue-3-i-shot-andy-warhol] 2013 133 The Source Issue 3 I Shot Andy Warhol (SRF-016),[4113] [2013-168-the-source-issue-4-on-and-on] 2013-168 The Source Issue 4 On and On <text:s/>(SRF-017),[4114] [2013-138-the-source-pizza-party] 2013 138 The Source Issue 2 Pizza Party (SRF-015),[4115] [2013-169-freshbuzz] 2013-169 Freshbuzz,[4116] [2013-087-blackberry-lakes] 2013-087 Blackberry / Lakes,[4117] [2013-189-asshole-lakes] 2013-189 Asshole / Lakes,[4118] [2013-190-awkard-smiles-lakes] 2013-190 Awkard Smiles / Lakes,[4119] [2013-193-seinfeld-dvd-lakes] 2013-193 Seinfeld DVD / Lakes,[4168] [2014-125-all-the-small-things] 2014-125 All The Small Things (catalog),[4221] [2013-206-25-clintons-2-palms-and-a-taurus] 2013-206 25 clintons, 2 Palms, and a Taurus,[4222] [2013-220-dances-for-electric-piano-performance] 2013-220 Dances for Electric Piano (Performance),[4227] [2013-198-photoshop-cs] 2013-198 Photoshop CS,[4228] [2013-196-quickoffice] 2013-196 QuickOffice,[4229] [2014-033-bath-safety] 2014-033 Bath Safety,[4230] [2014-035-calcium-source] 2014-035 Calcium Source,[4231] [2014-036-doooh] 2014-036 Doooh,[4232] [2014-037-dunks] 2014-037 Dunks,[4233] [2014-039-established-92] 2014-039 Established 92,[4234] [2014-040-gravers] 2014-040 Gravers,[4235] [2014-041-hater] 2014-041 Hater,[4236] [2014-046-raw-youth] 2014-046 Raw Youth,[4237] [2014-047-scene-girls] 2014-047 Scene Girls,[4238] [2014-034-tools] 2014-034 Tools,[4239] [2014-051-you-only-live-once] 2014-051 You Only Live Once,[4241] [2013-199-the-source-sculpture] 2013-199 The Source (sculpture)</text:p>
          </table:table-cell>
        </table:table-row>
        <table:table-row table:style-name="ro1">
          <table:table-cell office:value-type="float" office:value="4247">
            <text:p>4247</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92.221.3.37</text:p>
          </table:table-cell>
          <table:table-cell office:value-type="string">
            <text:p>Through Fire and Flames</text:p>
          </table:table-cell>
          <table:table-cell office:value-type="string">
            <text:p>through-fire-and-flames</text:p>
          </table:table-cell>
          <table:table-cell office:value-type="float" office:value="2014">
            <text:p>2014</text:p>
          </table:table-cell>
          <table:table-cell office:value-type="string">
            <text:p>ARTBOOK | D.A.P. at the New York Art Book Fair, New York, NY</text:p>
          </table:table-cell>
          <table:table-cell office:value-type="string">
            <text:p>​2nd Arcangel Surfware Pop-up. Technical the launch of my All The Small Things catalog.</text:p>
          </table:table-cell>
          <table:table-cell/>
          <table:table-cell office:value-type="string">
            <text:p>nyabf-dap-newyork-2014-10-install-1-database-ek.jpg,nyabf-dap-newyork-2014-10-install-3-database-ek.jpg,nyabf-dap-newyork-2014-10-install-6-database-ek.jpg,nyabf-dap-newyork-2014-10-install-5-database-ek.jpg,nyabf-dap-newyork-2014-10-install-3-database-at.JPG,nyabf-dap-newyork-2014-10-install-6-database-at.JPG,nyabf-dap-newyork-2014-10-install-7-database-at.JPG,nyabf-dap-newyork-2014-10-install-11-database-at.JPG</text:p>
          </table:table-cell>
          <table:table-cell office:value-type="string">
            <text:p>[4168] [2014-125-all-the-small-things] 2014-125 All The Small Things,[4248] [2014-123-through-the-fire-and-flames] 2014-123 Through the Fire and Flames,[4249] [2014-114-all-the-small-things-tshirt] 2014-114 All The Small Things Tshirt</text:p>
          </table:table-cell>
        </table:table-row>
        <table:table-row table:style-name="ro1">
          <table:table-cell office:value-type="float" office:value="4258">
            <text:p>4258</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62.154.210.234</text:p>
          </table:table-cell>
          <table:table-cell office:value-type="string">
            <text:p>Hot Topics</text:p>
          </table:table-cell>
          <table:table-cell office:value-type="string">
            <text:p>hot-topics</text:p>
          </table:table-cell>
          <table:table-cell office:value-type="float" office:value="2015">
            <text:p>2015</text:p>
          </table:table-cell>
          <table:table-cell office:value-type="string">
            <text:p>Lisson Gallery, Milan, Italy</text:p>
          </table:table-cell>
          <table:table-cell office:value-type="string">
            <text:p>​Would you believe me if I told you this was my first &lt;i&gt;sculpture&lt;/i&gt; show? ;-)</text:p>
          </table:table-cell>
          <table:table-cell office:value-type="string">
            <text:p>...think “Your Performance” might b 1 of the best things I ever made FYI. The Italians were def on the same page of these FYI / also. Uuuugh, luv Italy.</text:p>
          </table:table-cell>
          <table:table-cell office:value-type="string">
            <text:p>lisson-milan-2015-04-install-05-database-JH.jpg,lisson-milan-2015-04-install-09-database-JH.jpg,lisson-milan-2015-04-install-07-database-JH.jpg,lisson-milan-2015-04-install-11-database-JH.jpg,lisson-milan-2015-04-install-12-database-JH.jpg,lisson-milan-2015-04-install-10-database-JH.jpg,lisson-milan-2015-04-install-14-database-JH.jpg,lisson-milan-2015-04-install-15-database-JH.jpg</text:p>
          </table:table-cell>
          <table:table-cell office:value-type="string">
            <text:p>[4251] [2015-001-high-lyfe] 2015-001 High Lyfe,[4252] [2015-002-leafs] 2015-002 Leafs,[4253] [2015-003-clarity] 2015-003 Clarity,[4254] [2015-004-first-class] 2015-004 First Class,[4255] [2015-005-started-the-bottom] 2015-005 Started @ The Bottom,[4256] [2015-006-misfits] 2015-006 Misfits,[4257] [2015-007-your-performance] 2015-007 Your Performance</text:p>
          </table:table-cell>
        </table:table-row>
        <table:table-row table:style-name="ro1">
          <table:table-cell office:value-type="float" office:value="4269">
            <text:p>4269</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4.234.217.14</text:p>
          </table:table-cell>
          <table:table-cell office:value-type="string">
            <text:p>This Is All So Crazy, Everybody Seems So Famous</text:p>
          </table:table-cell>
          <table:table-cell office:value-type="string">
            <text:p>this-is-all-so-crazy-everybody-seems-so-famous</text:p>
          </table:table-cell>
          <table:table-cell office:value-type="float" office:value="2015">
            <text:p>2015</text:p>
          </table:table-cell>
          <table:table-cell office:value-type="string">
            <text:p>Galleria d’Arte Moderna e Contemporanea di Bergamo, Bergamo, Italy</text:p>
          </table:table-cell>
          <table:table-cell office:value-type="string">
            <text:p>Absolutely ​&lt;i&gt;BONKERS&lt;/i&gt; show in the oldest municipal space in Bergamo. A def eye popper. So fun.</text:p>
          </table:table-cell>
          <table:table-cell/>
          <table:table-cell office:value-type="string">
            <text:p>gamec-bergamo-2015-04-install-3-database-MZ.jpg,gamec-bergamo-2015-04-install-4-database-MZ.jpg,gamec-bergamo-2015-04-install-1-database-RM.jpg,gamec-bergamo-2015-04-install-2-database-RM.jpg,gamec-bergamo-2015-04-install-10-database-MZ.jpg,gamec-bergamo-2015-04-install-16-database-MZ.jpg,gamec-bergamo-2015-04-install-19-database-MZ.jpg,gamec-bergamo-2015-04-install-18-database-MZ.jpg,gamec-bergamo-2015-04-install-20-press-MZ.jpg,gamec-bergamo-2015-04-install-23-press-MZ.jpg,gamec-bergamo-2015-04-install-24-press-MZ.jpg,gamec-bergamo-2015-04-install-25-press-MZ.jpg,gamec-bergamo-2015-04-install-30-database-MZ.jpg,gamec-bergamo-2015-04-install-32-database-MZ.jpg,gamec-bergamo-2015-04-install-33-database-MZ.jpg,gamec-bergamo-2015-04-install-34-database-MZ.jpg,gamec-bergamo-2015-04-install-35-database-MZ.jpg,gamec-bergamo-2015-04-install-37-database-MZ.jpg,gamec-bergamo-2015-04-install-39-database-MZ.jpg</text:p>
          </table:table-cell>
          <table:table-cell office:value-type="string">
            <text:p>[7] [supermarioclouds] 2002-001 Super Mario Clouds,[220] [2003-001-totally-fucked] 2003-001 Totally Fucked,[4117] [2013-189-asshole-lakes] 2013-189 Asshole / Lakes,[4118] [2013-190-awkard-smiles-lakes] 2013-190 Awkard Smiles / Lakes,[4175] [2014-097-hillary-lakes] 2014 097 Hillary / Lakes,[4259] [2015-001-dreams] 2015-001 Dreams,[4260] [2015-014-hot-topics] 2015-014 Hot Topics,[4261] [2015-015-rich-forever] 2015-015 Rich Forever,[4262] [2015-022-trust-no-bitch] 2015-022 Trust No Bitch,[4263] [2015-027-fucks] 2015-027 Fucks,[4264] [2015-030] 2015-030 Social Network,[4266] [2015-047-since-u-been-gone] 2015-047 Since U Been Gone,[4267] [2014-152-photoshop-cs] 2014-152 Photoshop CS,[4268] [2014-135-photoshop-cs] 2014-135 Photoshop CS,[4270] [2015-056-this-is-all-so-crazy-everybody-seems-so-famous-catalog] 2015-056 This is all so crazy, everybody seems so famous (catalog),[4271] [2015-021-frozen] 2015-021 Frozen</text:p>
          </table:table-cell>
        </table:table-row>
        <table:table-row table:style-name="ro1">
          <table:table-cell office:value-type="float" office:value="4273">
            <text:p>4273</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9.11.188.213</text:p>
          </table:table-cell>
          <table:table-cell office:value-type="string">
            <text:p>AUDMCRS ~ PSK ~ SUBG</text:p>
          </table:table-cell>
          <table:table-cell office:value-type="string">
            <text:p>audmcrs-psk-subg</text:p>
          </table:table-cell>
          <table:table-cell office:value-type="float" office:value="2015">
            <text:p>2015</text:p>
          </table:table-cell>
          <table:table-cell office:value-type="string">
            <text:p>Galerie Thaddaeus Ropac, Pantin, France</text:p>
          </table:table-cell>
          <table:table-cell office:value-type="string">
            <text:p>A great excuse 2 show my wharehouse banger PSK.</text:p>
          </table:table-cell>
          <table:table-cell/>
          <table:table-cell office:value-type="string">
            <text:p>ropac-pantin-2015-06-install-04-database.jpg,ropac-pantin-2015-06-install-01-database.jpg,ropac-pantin-2015-06-install-02-database.jpg,ropac-pantin-2015-06-install-03-database.jpg,ropac-pantin-2015-06-install-07-database.jpg,ropac-pantin-2015-06-install-06-database.jpg,ropac-pantin-2015-06-install-08-database.jpg,ropac-pantin-2015-06-install-09-database.jpg</text:p>
          </table:table-cell>
          <table:table-cell office:value-type="string">
            <text:p>[89] [2011-078-since-u-been-gone] 2011-078 Since U Been Gone,[2217] [2011-156-audmcrs-installation] 2011-156 The AUDMCRS Underground Dance Music Collection of Recorded Sound,[2242] [2013-063-audmcrs-website] 2013-063 AUDMCRS website,[4272] [2014-146-psk] 2014-146 PSK</text:p>
          </table:table-cell>
        </table:table-row>
        <table:table-row table:style-name="ro1">
          <table:table-cell office:value-type="float" office:value="4274">
            <text:p>4274</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1.166.87.72</text:p>
          </table:table-cell>
          <table:table-cell office:value-type="string">
            <text:p>Arcangel Surfware x NYABF 2015: The Source</text:p>
          </table:table-cell>
          <table:table-cell office:value-type="string">
            <text:p>the-source</text:p>
          </table:table-cell>
          <table:table-cell office:value-type="float" office:value="2015">
            <text:p>2015</text:p>
          </table:table-cell>
          <table:table-cell office:value-type="string">
            <text:p>Printed Matter's New York Art Book Fair / MOMA Ps1, New York</text:p>
          </table:table-cell>
          <table:table-cell office:value-type="string">
            <text:p>​Arcangel Surfware pop-up. Debuted a few nu issues of The Source, and showed them along with a few works referenced in them. Sold over a quarter of a million lines of source code!</text:p>
          </table:table-cell>
          <table:table-cell/>
          <table:table-cell office:value-type="string">
            <text:p>the-source-nyabf-2015-09-install-1-database-EK.jpg,the-source-nyabf-2015-09-install-5-database-AT.jpg,the-source-nyabf-2015-09-install-4-database-EK.jpg,the-source-nyabf-2015-09-install-8-website-EK.jpg</text:p>
          </table:table-cell>
          <table:table-cell office:value-type="string">
            <text:p>[9] [2002-002-i-shot-andy-warhol] 2002-002 I Shot Andy Warhol,[4111] [2013-117-the-source-desktop-wireform] 2013-117 The Source Issue 1 Desktop Wireform (SRF-014),[4112] [2013-133-the-source-issue-3-i-shot-andy-warhol] 2013 133 The Source Issue 3 I Shot Andy Warhol (SRF-016),[4113] [2013-168-the-source-issue-4-on-and-on] 2013-168 The Source Issue 4 On and On <text:s/>(SRF-017),[4114] [2013-138-the-source-pizza-party] 2013 138 The Source Issue 2 Pizza Party (SRF-015),[4211] [2013-136-the-source-issue-5-space-invader] 2013-136 The Source Issue 5 Space Invader <text:s/>(SRF-20),[4213] [2013-137-the-source-hello-world-pen-plotter] 2013-137 The Source Issue 6 <text:s/>Hello World Pen Plotter (SRF-22),[4214] [2013-140-the-source-issue-7-dooogle] 2013-140 The Source Issue 7 Dooogle <text:s/>(SRF-23),[4215] [2013-134-the-source-issue-8-six-sixty-six] 2013-134 The Source Issue 8 Six Sixty Six <text:s/>(SRF-24),[4413] [2015-173-arcangel-surfware-x-nyabf-2015-the-source] 2015-173 Arcangel Surfware x NYABF 2015: The Source</text:p>
          </table:table-cell>
        </table:table-row>
        <table:table-row table:style-name="ro1">
          <table:table-cell office:value-type="float" office:value="4282">
            <text:p>4282</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9.11.188.213</text:p>
          </table:table-cell>
          <table:table-cell office:value-type="string">
            <text:p>Be the first of your friends</text:p>
          </table:table-cell>
          <table:table-cell office:value-type="string">
            <text:p>be-the-first-of-your-friends</text:p>
          </table:table-cell>
          <table:table-cell office:value-type="float" office:value="2015">
            <text:p>2015</text:p>
          </table:table-cell>
          <table:table-cell office:value-type="string">
            <text:p>Espace Louis Vuitton München, Munich, Germany</text:p>
          </table:table-cell>
          <table:table-cell office:value-type="string">
            <text:p>&amp;nbsp;Exhibition in the back of an LV store!</text:p>
          </table:table-cell>
          <table:table-cell/>
          <table:table-cell office:value-type="string">
            <text:p>espace-louis-vuitton-munich-2015-04-install-2-database-CK.jpg,espace-louis-vuitton-munich-2015-04-install-1-database-CK.jpg,espace-louis-vuitton-munich-2015-04-install-3-database-CK.jpg,espace-louis-vuitton-munich-2015-04-install-4-database-CK.jpg,espace-louis-vuitton-munich-2015-04-install-6-database-CK.jpg,espace-louis-vuitton-munich-2015-04-install-5-database-CK.jpg,espace-louis-vuitton-munich-2015-04-install-7-database-CK.jpg,espace-louis-vuitton-munich-2015-04-install-8-database-CK.jpg,espace-louis-vuitton-munich-2015-04-install-11-database-CK.jpg,espace-louis-vuitton-munich-2015-04-install-12-database-CK.jpg,espace-louis-vuitton-munich-2015-04-install-13-database-CK.jpg</text:p>
          </table:table-cell>
          <table:table-cell office:value-type="string">
            <text:p>[4110] [2013-31-diddy-lakes] 2013-31 Diddy Lakes,[4240] [2013-197-since-u-been-gone-music-for-stereos] 2013-197 Since U Been Gone / Music For Stereos,[4241] [2013-199-the-source-sculpture] 2013-199 The Source (sculpture),[4265] [2015-053-snowbunny-lakes] 2015-053 Snowbunny / Lakes,[4275] [2014-110-dinner-lakes] 2014-110 Dinner / Lakes,[4276] [2015-065-russells-2-lakes] 2015-065 Russells #2 / Lakes,[4277] [2014-088-going-negative-lakes] 2014-088 Going Negative / Lakes,[4278] [2015-064-vomit-lakes] 2015-064 Vomit / Lakes,[4279] [2015-055-photoshop-cs] 2015-055 Photoshop CS,[4280] [2015-060-two-clintons-four-palms-a-taurus-and-an-aeron] 2015-060 Two Clintons, Four Palms, a Taurus and an Aeron,[4281] [2015-068-quickoffice] 2015-068 QuickOffice</text:p>
          </table:table-cell>
        </table:table-row>
        <table:table-row table:style-name="ro1">
          <table:table-cell office:value-type="float" office:value="4359">
            <text:p>4359</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1.166.85.26</text:p>
          </table:table-cell>
          <table:table-cell table:number-columns-repeated="2" office:value-type="string">
            <text:p>currentmood</text:p>
          </table:table-cell>
          <table:table-cell office:value-type="float" office:value="2016">
            <text:p>2016</text:p>
          </table:table-cell>
          <table:table-cell office:value-type="string">
            <text:p>Lisson Gallery, London</text:p>
          </table:table-cell>
          <table:table-cell office:value-type="string">
            <text:p>Liked so much how all the Lakes looked lined up in Munich, kinda wanted 2 see how all my work mashed together would look. Otherwise, not exactly sure what I wz doing, but turned out well (I thought). Also, there was kinda def (ining) audio. Last show of a run of shows which started in 2014.</text:p>
          </table:table-cell>
          <table:table-cell/>
          <table:table-cell office:value-type="string">
            <text:p>lisson-london-2016-05-install-01-database-JH.jpg,lisson-london-2016-05-install-02-database-JH.jpg,Lisson-laondon-2016-05-install-03-database-JH.jpg,lisson-london-2016-05-install-05-database-JH.jpg,lisson-london-2016-05-install-04-database-JH.jpg,lisson-london-2016-05-install-09-database-JH.jpg,lisson-london-2016-05-install-10-database-JH.jpg,lisson-london-2016-05-install-16-database-JH.jpg,lisson-london-2016-05-install-17-database-JH.jpg,lisson-london-2016-05-install-19-database-JH.jpg</text:p>
          </table:table-cell>
          <table:table-cell office:value-type="string">
            <text:p>[4341] [2016-018-hank] 2016-018 Hank,[4342] [2016-019-30-pour] 2016-019 30 pour,[4343] [2016-021-brooklyn-20110811-00159] 2016-021 Brooklyn 20110811-00159,[4344] [2016-025-manson] 2016-025 Manson,[4345] [2016-030-rbf] 2016-030 RBF,[4346] [2016-033-mig-29-soviet-fighter-plane-clouds-and-os-x] 2016-033 Mig 29 Soviet Fighter Plane, Clouds, and OS X,[4347] [2016-035-dawgs-lakes] 2016-035 Dawgs / Lakes,[4349] [2016-052-more-to-explore] 2016-052 More to Explore,[4350] [2016-054-currentmood] 2016-054 currentmood,[4351] [2016-110-currentmood] 2016-110-currentmood,[4352] [2016-055-climacool] 2016-055<text:tab/>climacool,[4353] [2016-056-love-pink] 2016-056<text:tab/>love pink,[4355] [2016-036-photoshop-cs] 2016-036 Photoshop CS,[4356] [2016-057-photoshop-cs] 2016-057<text:tab/>Photoshop CS</text:p>
          </table:table-cell>
        </table:table-row>
        <table:table-row table:style-name="ro1">
          <table:table-cell office:value-type="float" office:value="4360">
            <text:p>4360</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1.166.85.26</text:p>
          </table:table-cell>
          <table:table-cell office:value-type="string">
            <text:p>Images</text:p>
          </table:table-cell>
          <table:table-cell office:value-type="string">
            <text:p>images</text:p>
          </table:table-cell>
          <table:table-cell office:value-type="float" office:value="2016">
            <text:p>2016</text:p>
          </table:table-cell>
          <table:table-cell office:value-type="string">
            <text:p>Fridericianum, Kassel, Germany</text:p>
          </table:table-cell>
          <table:table-cell office:value-type="string">
            <text:p>​Group ... shared a room with Michel Majerus! OMG~~~~!</text:p>
          </table:table-cell>
          <table:table-cell/>
          <table:table-cell office:value-type="string">
            <text:p>images-2018-02-database-uk--lcbR.jpg,images-2018-02-database-uk--wvJ4.jpg</text:p>
          </table:table-cell>
          <table:table-cell office:value-type="string">
            <text:p>[7] [2002-001-super-mario-clouds] 2002-001 Super Mario Clouds,[11] [2003-002-data-diaries] 2003-002 Data Diaries</text:p>
          </table:table-cell>
        </table:table-row>
        <table:table-row table:style-name="ro1">
          <table:table-cell office:value-type="float" office:value="4365">
            <text:p>4365</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1.166.85.26</text:p>
          </table:table-cell>
          <table:table-cell office:value-type="string">
            <text:p>currentmood</text:p>
          </table:table-cell>
          <table:table-cell office:value-type="string">
            <text:p>currentmood1</text:p>
          </table:table-cell>
          <table:table-cell office:value-type="float" office:value="2017">
            <text:p>2017</text:p>
          </table:table-cell>
          <table:table-cell office:value-type="string">
            <text:p>Independent Art Fair, New York, New York (w/ Triple Canopy)</text:p>
          </table:table-cell>
          <table:table-cell office:value-type="string">
            <text:p>​Trade show style booth 4 my Triple Canopy edition (kinda my last Lisson show in a box).</text:p>
          </table:table-cell>
          <table:table-cell/>
          <table:table-cell office:value-type="string">
            <text:p>independent-art-fair-new-york-install-01-database-MK.jpg,independent-art-fair-new-york-install-03-database-MK..jpg,independent-art-fair-new-york-install-02-database-MK.jpg,independent-art-fair-new-york-install-07-database-MK.jpg,independent-art-fair-new-york-install-08-database-MK..jpg,independent-art-fair-new-york-install-09-database-MK.jpg</text:p>
          </table:table-cell>
          <table:table-cell office:value-type="string">
            <text:p>[4364] [2016-076-currentmood] 2016-076 currentmood</text:p>
          </table:table-cell>
        </table:table-row>
        <table:table-row table:style-name="ro1">
          <table:table-cell office:value-type="float" office:value="4377">
            <text:p>4377</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1.166.87.72</text:p>
          </table:table-cell>
          <table:table-cell office:value-type="string">
            <text:p>Arcangel Surfware x NYABF 2016: Fuck Negativity</text:p>
          </table:table-cell>
          <table:table-cell office:value-type="string">
            <text:p>fn-white-the-source-digest</text:p>
          </table:table-cell>
          <table:table-cell office:value-type="float" office:value="2016">
            <text:p>2016</text:p>
          </table:table-cell>
          <table:table-cell office:value-type="string">
            <text:p>Printed Matter's New York Art Book Fair / MOMA Ps1, New York</text:p>
          </table:table-cell>
          <table:table-cell office:value-type="string">
            <text:p>​Debut of The Source Digest &amp;amp; FN white gear.</text:p>
          </table:table-cell>
          <table:table-cell/>
          <table:table-cell office:value-type="string">
            <text:p>nyabf-2016-109-database-ek--bw9S.jpg,nyabf-2016-109-database-ek--GPeC.jpg,nyabf-2016-109-database-ek--8eCf.jpg,nyabf-2016-109-database-ek--Q6oU.jpg,nyabf-2016-109-database-ek--wUFW.jpg</text:p>
          </table:table-cell>
          <table:table-cell office:value-type="string">
            <text:p>[4366] [2016-077-fuck-negativity-white-sweatpants] 2016-077 Fuck Negativity Sweatpants,[4367] [2016-078-fuck-negativity-white-hoodie-srf-035] 2016-078 Fuck Negativity White Hoodie (SRF-035),[4368] [2016-079-fuck-negativity-white-t-shirt-srf-034] 2016-079 Fuck Negativity White T-Shirt (SRF-034),[4369] [2016-084-arcangel-surfware-white-slides-srf-037] 2016-084 Arcangel Surfware White Slides (SRF-037),[4378] [2016-061-the-source-digest-srf-038] 2016-061 The Source Digest (SRF-038)</text:p>
          </table:table-cell>
        </table:table-row>
        <table:table-row table:style-name="ro1">
          <table:table-cell office:value-type="float" office:value="4419">
            <text:p>4419</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1.166.87.72</text:p>
          </table:table-cell>
          <table:table-cell office:value-type="string">
            <text:p>Asymmetrical Response: Cory Arcangel and Olia Lialina</text:p>
          </table:table-cell>
          <table:table-cell office:value-type="string">
            <text:p>asymmetrical-response</text:p>
          </table:table-cell>
          <table:table-cell office:value-type="float" office:value="2016">
            <text:p>2016</text:p>
          </table:table-cell>
          <table:table-cell office:value-type="string">
            <text:p>Western Front, Vancouver, Canada</text:p>
          </table:table-cell>
          <table:table-cell office:value-type="string">
            <text:p>​First in the x3 shows w/ Olia Lialina.</text:p>
          </table:table-cell>
          <table:table-cell/>
          <table:table-cell office:value-type="string">
            <text:p>western-front-vancouver-2016-09-install-03-database-MHC.jpg,western-front-vancouver-2016-09-install-22-database-MHC.jpg,western-front-vancouver-2016-09-install-33-database-MHC.jpg,western-front-vancouver-2016-09-install-08-database-MHC.jpg,western-front-vancouver-2016-09-install-04-database-MHC.jpg,western-front-vancouver-2016-09-install-34-database-MHC.jpg,western-front-vancouver-2016-09-install-09-database-MHC.jpg,western-front-vancouver-2016-09-install-30-database-MHC.jpg,western-front-vancouver-2016-09-install-13-database-MHC.jpg,western-front-vancouver-2016-09-install-02-database-MHC.jpg,western-front-vancouver-2016-09-install-07-database-MHC.jpg,western-front-vancouver-2016-09-install-01-database-MHC.jpg,western-front-vancouver-2016-09-install-14-database-MHC.jpg,western-front-vancouver-2016-09-install-31-database-MHC.jpg,western-front-vancouver-2016-09-install-12-database-MHC.jpg,western-front-vancouver-2016-09-install-05-database-MHC.jpg,western-front-vancouver-2016-09-install-06-database-MHC.jpg,western-front-vancouver-2016-09-install-15-database-MHC.jpg,western-front-vancouver-2016-09-install-32-database-MHC.jpg,western-front-vancouver-2016-09-install-19-database-MHC.jpg,western-front-vancouver-2016-09-install-20-database-MHC.jpg,western-front-vancouver-2016-09-install-21-database-MHC.jpg</text:p>
          </table:table-cell>
          <table:table-cell office:value-type="string">
            <text:p>[2217] [2011-156-audmcrs-installation] 2011-156 The AUDMCRS Underground Dance Music Collection of Recorded Sound,[4119] [2013-193-seinfeld-dvd-lakes] 2013-193 Seinfeld DVD / Lakes,[4175] [2014-097-hillary-lakes] 2014 097 Hillary / Lakes,[4271] [2015-021-frozen] 2015-021 Frozen,[4297] [2015-159-fuck-negativity-sweatpants-srf-027] 2015-159 Fuck Negativity Sweatpants (SRF-027),[4305] [2015-164-fuck-negativity-slides-srf-032] 2015-164 Fuck Negativity Slides (SRF-032),[4347] [2016-035-dawgs-lakes] 2016-035 Dawgs / Lakes,[4366] [2016-077-fuck-negativity-white-sweatpants] 2016-077 Fuck Negativity Sweatpants,[4416] [2017-020-asymmetrical-response] 2017-020 Asymmetrical Response</text:p>
          </table:table-cell>
        </table:table-row>
        <table:table-row table:style-name="ro1">
          <table:table-cell office:value-type="float" office:value="4420">
            <text:p>4420</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1.166.87.72</text:p>
          </table:table-cell>
          <table:table-cell office:value-type="string">
            <text:p>Asymmetrical Response: Cory Arcangel and Olia Lialina</text:p>
          </table:table-cell>
          <table:table-cell office:value-type="string">
            <text:p>asymmetrical-response-kitchen</text:p>
          </table:table-cell>
          <table:table-cell office:value-type="float" office:value="2017">
            <text:p>2017</text:p>
          </table:table-cell>
          <table:table-cell office:value-type="string">
            <text:p>The Kitchen, New York</text:p>
          </table:table-cell>
          <table:table-cell office:value-type="string">
            <text:p>Second show w/ Olia Lialina. Re-done from the WF show. Big room, big carpet, big LED.</text:p>
          </table:table-cell>
          <table:table-cell/>
          <table:table-cell office:value-type="string">
            <text:p>the-kitchen-new-york-2016-01-install-database-21-JM.jpg,the-kitchen-new-york-2016-01-install-database-02-JM.jpg,the-kitchen-new-york-2016-01-install-database-06-JM.jpg,the-kitchen-new-york-2016-01-install-database-01-JM.jpg,the-kitchen-new-york-2016-01-install-database-07-JM.jpg,the-kitchen-new-york-2016-01-install-database-03-JM.jpg,the-kitchen-new-york-2016-01-install-database-25-JM.jpg,the-kitchen-new-york-2016-01-install-database-09-JM.jpg,the-kitchen-new-york-2016-01-install-database-24-JM.jpg,the-kitchen-new-york-2016-01-install-database-15-JM.jpg,the-kitchen-new-york-2016-01-install-database-18-JM.jpg,the-kitchen-new-york-2016-01-install-database-04-JM.jpg,the-kitchen-new-york-2016-01-install-database-14-JM.jpg,the-kitchen-new-york-2016-01-install-database-20-JM.jpg,the-kitchen-new-york-2016-01-install-database-17-JM.jpg,the-kitchen-new-york-2016-01-install-database-08-JM.jpg,the-kitchen-new-york-2016-01-install-database-23-JM.jpg,the-kitchen-new-york-2016-01-install-database-16-JM.jpg,the-kitchen-new-york-2016-01-install-database-19-JM.jpg,the-kitchen-new-york-2016-01-install-database-13-JM.jpg,the-kitchen-new-york-2016-01-install-database-10-JM.jpg,the-kitchen-new-york-2016-01-install-database-11-JM.jpg,the-kitchen-new-york-2016-01-install-database-12-JM.jpg</text:p>
          </table:table-cell>
          <table:table-cell office:value-type="string">
            <text:p>[2217] [2011-156-audmcrs-installation] 2011-156 The AUDMCRS Underground Dance Music Collection of Recorded Sound,[4147] [2014-013-photoshop-gradient-demonstration-bedsheets-srf-011] 2014-013 Photoshop Gradient Demonstration Bedsheets (SRF-011),[4167] [2012-068-solitaire-weekly] 2012 068 Solitaire Weekly,[4263] [2015-027-fucks] 2015-027 Fucks,[4271] [2015-021-frozen] 2015-021 Frozen,[4367] [2016-078-fuck-negativity-white-hoodie-srf-035] 2016-078 Fuck Negativity White Hoodie (SRF-035),[4368] [2016-079-fuck-negativity-white-t-shirt-srf-034] 2016-079 Fuck Negativity White T-Shirt (SRF-034),[4369] [2016-084-arcangel-surfware-white-slides-srf-037] 2016-084 Arcangel Surfware White Slides (SRF-037),[4371] [2016-097-imgres] 2016-097 Imgres,[4380] [2017-004-asymmetrical-response-reader-srf-039] 2017-004 Asymmetrical Response Reader: The Kitchen (SRF-039)</text:p>
          </table:table-cell>
        </table:table-row>
        <table:table-row table:style-name="ro1">
          <table:table-cell office:value-type="float" office:value="4421">
            <text:p>4421</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1.166.85.26</text:p>
          </table:table-cell>
          <table:table-cell office:value-type="string">
            <text:p>Asymmetrical Response: Cory Arcangel And Olia Lialina</text:p>
          </table:table-cell>
          <table:table-cell office:value-type="string">
            <text:p>asymmetrical-response-ibiza</text:p>
          </table:table-cell>
          <table:table-cell office:value-type="float" office:value="2017">
            <text:p>2017</text:p>
          </table:table-cell>
          <table:table-cell office:value-type="string">
            <text:p>Art Projects Ibiza &amp; Lune Rouge</text:p>
          </table:table-cell>
          <table:table-cell office:value-type="string">
            <text:p>The last one of the 2 year touring showz w Olia Lialina! Had a big room club, pop-up, concert LED and even lasers. Ran during the Ibiza “season”. :)</text:p>
          </table:table-cell>
          <table:table-cell/>
          <table:table-cell office:value-type="string">
            <text:p>art-projects-ibiza-2017-06-2017-19-install-database-er--2rUT.jpg,art-projects-ibiza-2017-06-2017-18-install-database-er--OnMP.jpg,art-projects-ibiza-2017-06-installation-database-ER-23.jpg,art-projects-ibiza-2017-06-install-database-21-ER.jpg,art-projects-ibiza-2017-06-install-database-06.jpg,art-projects-ibiza-2017-06-install-database-16-ER.jpg,art-projects-ibiza-2017-06-install-database-10-ER.jpg,art-projects-ibiza-2017-06-install-database-08-ER.jpg,art-projects-ibiza-2017-06-install-database-22-ER.jpg,art-projects-ibiza-2017-06-install-database-17-ER.jpg,art-projects-ibiza-2017-06-install-database-09-ER.jpg,art-projects-ibiza-2017-06-install-database-12-ER.jpg,art-projects-ibiza-2017-06-install-database-20-ER.jpg,ar-ibiza-2018-06-database-er--t2wF.jpg</text:p>
          </table:table-cell>
          <table:table-cell office:value-type="string">
            <text:p>[147] [2010-079-skipping-stones] 2010-079 Skipping Stones,[2217] [2011-156-audmcrs-installation] 2011-156 The AUDMCRS Underground Dance Music Collection of Recorded Sound,[4239] [2014-051-you-only-live-once] 2014-051 You Only Live Once,[4251] [2015-001-high-lyfe] 2015-001 High Lyfe,[4253] [2015-003-clarity] 2015-003 Clarity,[4260] [2015-014-hot-topics] 2015-014 Hot Topics,[4263] [2015-027-fucks] 2015-027 Fucks,[4265] [2015-053-snowbunny-lakes] 2015-053 Snowbunny / Lakes,[4379] [2017-001-call-of-duty] 2017-001 Call of Duty,[4381] [2017-005-dunk] 2017-005 Dunk,[4382] [2017-016-photoshop-cs] 2017-016 Photoshop CS,[4383] [2017-023-three-stripes] 2017-023 Three stripes,[4390] [2017-041-asymmetrical-response-reader-ibiza] 2017-041 Asymmetrical Response Reader: Ibiza (SRF-041),[4416] [2017-020-asymmetrical-response] 2017-020 Asymmetrical Response</text:p>
          </table:table-cell>
        </table:table-row>
        <table:table-row table:style-name="ro1">
          <table:table-cell office:value-type="float" office:value="4422">
            <text:p>4422</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1.166.87.72</text:p>
          </table:table-cell>
          <table:table-cell office:value-type="string">
            <text:p>Net Art Anthology</text:p>
          </table:table-cell>
          <table:table-cell office:value-type="string">
            <text:p>net-art-anthology</text:p>
          </table:table-cell>
          <table:table-cell office:value-type="float" office:value="2017">
            <text:p>2017</text:p>
          </table:table-cell>
          <table:table-cell office:value-type="string">
            <text:p>http://rhizome.org</text:p>
          </table:table-cell>
          <table:table-cell office:value-type="string">
            <text:p>Data Diaries in NET ART ANTHOLOGY!</text:p>
          </table:table-cell>
          <table:table-cell/>
          <table:table-cell office:value-type="string">
            <text:p>rhizome-anthology-2017-08-database-ih-1b.jpg</text:p>
          </table:table-cell>
          <table:table-cell office:value-type="string">
            <text:p>[11] [2003-002-data-diaries] 2003-002 Data Diaries</text:p>
          </table:table-cell>
        </table:table-row>
        <table:table-row table:style-name="ro1">
          <table:table-cell office:value-type="float" office:value="4423">
            <text:p>4423</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1.166.85.26</text:p>
          </table:table-cell>
          <table:table-cell office:value-type="string">
            <text:p>Arcangel Surfware X NYABF 2017: currentmood</text:p>
          </table:table-cell>
          <table:table-cell office:value-type="string">
            <text:p>arcangel-surfware-x-nyabf-2017-currentmood</text:p>
          </table:table-cell>
          <table:table-cell office:value-type="float" office:value="2017">
            <text:p>2017</text:p>
          </table:table-cell>
          <table:table-cell office:value-type="string">
            <text:p>Printed Matter's New York Art Book Fair / MOMA Ps1, New York, New York</text:p>
          </table:table-cell>
          <table:table-cell office:value-type="string">
            <text:p>​Testing out a “menu” &amp;amp; dropped the Tony Conrad bot, as well as a line of fidget spinners.</text:p>
          </table:table-cell>
          <table:table-cell/>
          <table:table-cell office:value-type="string">
            <text:p>nyabf-2017-052-detail-database-dt-14149.jpg,nyabf-2017-052-detail-database-dt-8149.jpg,nyabf-2017-052-detail-database-dt-11149.jpg,nyabf-2017-052-detail-database-dt-7149.jpg,nyabf-2017-052-detail-database-dt-13149.jpg,nyabf-2017-052-full-database-dt-1148.jpg,nyabf-2017-052-detail-database-dt-10149.jpg,nyabf-2017-052-detail-database-dt-17149.jpg,nyabf-2017-052-full-database-dt-3148.jpg,nyabf-2017-052-detail-database-dt-2149.jpg,nyabf-2017-052-detail-database-dt-9149.jpg,nyabf-2017-052-detail-database-dt-1149.jpg,nyabf-2017-052-full-database-dt-2148.jpg,nyabf-2017-052-detail-database-dt-3149.jpg</text:p>
          </table:table-cell>
          <table:table-cell office:value-type="string">
            <text:p>[4364] [2016-076-currentmood] 2016-076 currentmood,[4391] [2017-049-3-celebs-who-treat-their-fans-like-trash] 2017-049 3 Celebs Who Treat Their Fans Like Trash,[4392] [2017-052-arcangel-surfware-x-nyabf-2017-currentmood] 2017-052 Arcangel Surfware x NYABF 2017: currentmood,[4412] [2017-044-on-this-day] 2017-044 On This Day</text:p>
          </table:table-cell>
        </table:table-row>
        <table:table-row table:style-name="ro1">
          <table:table-cell office:value-type="float" office:value="4424">
            <text:p>4424</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1.166.87.72</text:p>
          </table:table-cell>
          <table:table-cell office:value-type="string">
            <text:p>Art in the Age of the Internet, 1989 to Today</text:p>
          </table:table-cell>
          <table:table-cell office:value-type="string">
            <text:p>art-in-the-age-of-the-internet-1989-to-today</text:p>
          </table:table-cell>
          <table:table-cell office:value-type="float" office:value="2018">
            <text:p>2018</text:p>
          </table:table-cell>
          <table:table-cell office:value-type="string">
            <text:p>ICA Boston, Boston, Massachusetts</text:p>
          </table:table-cell>
          <table:table-cell office:value-type="string">
            <text:p>in d corner w/ Majerus &amp;amp; Catala :)</text:p>
          </table:table-cell>
          <table:table-cell/>
          <table:table-cell office:value-type="string">
            <text:p>ICA-Boston-2018-03-install-3-database-cm-P29H.jpg</text:p>
          </table:table-cell>
          <table:table-cell office:value-type="string">
            <text:p>[185] [2005-021-super-landscape-1] 2005-021 Super Landscape #1</text:p>
          </table:table-cell>
        </table:table-row>
        <table:table-row table:style-name="ro1">
          <table:table-cell office:value-type="float" office:value="4425">
            <text:p>4425</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1.166.87.72</text:p>
          </table:table-cell>
          <table:table-cell office:value-type="string">
            <text:p>MIG 29 Soviet Fighter Plane and Clouds</text:p>
          </table:table-cell>
          <table:table-cell office:value-type="string">
            <text:p>mig-29-soviet-fighter-plane-and-clouds</text:p>
          </table:table-cell>
          <table:table-cell office:value-type="float" office:value="2017">
            <text:p>2017</text:p>
          </table:table-cell>
          <table:table-cell office:value-type="string">
            <text:p>Art Basel Unlimited, Basel, Switzerland (w/ Lisson Gallery)</text:p>
          </table:table-cell>
          <table:table-cell office:value-type="string">
            <text:p>​Dusted this oldie off, and showed it how I always wished it would b shown.</text:p>
          </table:table-cell>
          <table:table-cell/>
          <table:table-cell office:value-type="string">
            <text:p>Mig-29-Soviet-2005-03-install-database-07.jpg,Mig-29-Soviet-2005-03-install-database-08.jpg,Mig-29-Soviet-2005-03-install-database-04.jpg</text:p>
          </table:table-cell>
          <table:table-cell/>
        </table:table-row>
        <table:table-row table:style-name="ro1">
          <table:table-cell office:value-type="float" office:value="4428">
            <text:p>4428</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1.166.80.150</text:p>
          </table:table-cell>
          <table:table-cell office:value-type="string">
            <text:p>Difference Engine</text:p>
          </table:table-cell>
          <table:table-cell office:value-type="string">
            <text:p>difference-engine</text:p>
          </table:table-cell>
          <table:table-cell office:value-type="float" office:value="2018">
            <text:p>2018</text:p>
          </table:table-cell>
          <table:table-cell office:value-type="string">
            <text:p>Lisson Gallery, New York, New York</text:p>
          </table:table-cell>
          <table:table-cell office:value-type="string">
            <text:p>​Curated this show w/ Tina Kukielski. Thx 2 Carol Bove, Jacob Ciocci, Aleksandra Domanović, Lonnie Holley, Jamian Juliano-Villani, JODI, Konrad Klapheck, Guthrie Lonergan, Michel Majerus, Jayson Musson, Deborah Remington, Hayley Silverman, Jessie Stead, Paul Thek and Ernest Trova. </text:p>
          </table:table-cell>
          <table:table-cell office:value-type="string">
            <text:p>I made the carpet, and had a Juicero on site :-)</text:p>
          </table:table-cell>
          <table:table-cell office:value-type="string">
            <text:p>difference-engine-2018-06-web-lg--3AkC.jpg,difference-engine-2018-06-web-ih--boGS.jpg,difference-engine-2018-06-web-lg--WSy0.jpg,difference-engine-2018-06-web-ih--d213.jpg,difference-engine-2018-06-web-lg--osHt.jpg,difference-engine-2018-06-web-lg--SfNZ.jpg,difference-engine-2018-06-web-lg--V2lF.jpg,difference-engine-2018-06-web-ih--oqOy.jpg,difference-engine-2018-06-web-lg--FdBW.jpg,difference-engine-2018-06-web-lg--1Pd9.jpg,difference-engine-2018-06-web-lg--4cDw.jpg,difference-engine-2018-06-web-lg--0udS.jpg,difference-engine-2018-06-web-lg--07Cz.jpg,difference-engine-2018-06-web-lg--SJPP.jpg,difference-engine-2018-06-web-lg--lSZD.jpg</text:p>
          </table:table-cell>
          <table:table-cell office:value-type="string">
            <text:p>[4445] [2018-010-water] 2018-010 Water</text:p>
          </table:table-cell>
        </table:table-row>
        <table:table-row table:style-name="ro1">
          <table:table-cell office:value-type="float" office:value="4436">
            <text:p>4436</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4.48.252.209</text:p>
          </table:table-cell>
          <table:table-cell office:value-type="string">
            <text:p>Verticals</text:p>
          </table:table-cell>
          <table:table-cell office:value-type="string">
            <text:p>verticals</text:p>
          </table:table-cell>
          <table:table-cell office:value-type="float" office:value="2019">
            <text:p>2019</text:p>
          </table:table-cell>
          <table:table-cell office:value-type="string">
            <text:p>Galerie Thaddaeus Ropac, Salzburg, Austria</text:p>
          </table:table-cell>
          <table:table-cell office:value-type="string">
            <text:p>A classic European show (maybe my last for a while?). Painting, sculpture, drawing, laser ;-)</text:p>
          </table:table-cell>
          <table:table-cell/>
          <table:table-cell office:value-type="string">
            <text:p>ropac-verticals-2019-01-web-ug--CMTR.jpg,ropac-verticals-2019-01-web-ug--FXib.jpg,ropac-verticals-2019-01-web-ug--dNpQ.jpg,ropac-verticals-2019-01-web-ug--DGZU.jpg,ropac-verticals-2019-01-web-ug--VsVH.jpg,ropac-verticals-2019-01-web-ug--yzY7.jpg,ropac-verticals-2019-01-web-ug--xK98.jpg</text:p>
          </table:table-cell>
          <table:table-cell office:value-type="string">
            <text:p>[4453] [2018-072-ivyrk] 2018-072 IVYRK,[4454] [2018-072-dukes] 2018-071 Dukes,[4455] [2018-084-fil] 2018-084 FIL,[4456] [2018-084-dunk] 2018-084 Dunk,[4459] [2018-116-untitled] 2018-116 Untitled,[4460] [2018-118-untitled] 2018-118 Untitled,[4461] [2018-121-untitled] 2018-121 Untitled,[4462] [2018-124-the-original] 2018-124 The Original</text:p>
          </table:table-cell>
        </table:table-row>
        <table:table-row table:style-name="ro1">
          <table:table-cell office:value-type="float" office:value="4447">
            <text:p>4447</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4.48.252.209</text:p>
          </table:table-cell>
          <table:table-cell office:value-type="string">
            <text:p>A Portrait of the Composer</text:p>
          </table:table-cell>
          <table:table-cell office:value-type="string">
            <text:p>a-portrait-of-the-composer</text:p>
          </table:table-cell>
          <table:table-cell office:value-type="float" office:value="2018">
            <text:p>2018</text:p>
          </table:table-cell>
          <table:table-cell office:value-type="string">
            <text:p>Church Saint-Denys-du-Sacrement, Paris, France</text:p>
          </table:table-cell>
          <table:table-cell office:value-type="string">
            <text:p>Hampus Lindwall on the pipes w a few of mine, one by Duchamp (if you blinked, you would have missed it), and one by Niblock. WZ TOTAL FIRE.</text:p>
          </table:table-cell>
          <table:table-cell/>
          <table:table-cell office:value-type="string">
            <text:p>portrait-2018-10-db-j--Ai78.jpg</text:p>
          </table:table-cell>
          <table:table-cell office:value-type="string">
            <text:p>[93] [2006-005-sweet16] 2006-005 Sweet 16,[4446] [2018-035-all-the-birds] 2018-035 All the birds</text:p>
          </table:table-cell>
        </table:table-row>
        <table:table-row table:style-name="ro1">
          <table:table-cell office:value-type="float" office:value="4465">
            <text:p>4465</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66.65.145.147</text:p>
          </table:table-cell>
          <table:table-cell office:value-type="string">
            <text:p>Sharjah Biennial: Leaving the Echo Chamber</text:p>
          </table:table-cell>
          <table:table-cell office:value-type="string">
            <text:p>sharjah-biennial-leaving-the-echo-chamber</text:p>
          </table:table-cell>
          <table:table-cell office:value-type="float" office:value="2019">
            <text:p>2019</text:p>
          </table:table-cell>
          <table:table-cell office:value-type="string">
            <text:p>Various locations, Sharjah, United Arab Emirates</text:p>
          </table:table-cell>
          <table:table-cell office:value-type="string">
            <text:p>Didn’t get the memo artists usually only do one project for biennials like this, and did three :-) Got it together with an outdoor laser, banners on the front of the Sharjah Art Museum, and a pipe organ piece for the Sharjah Radisson gym.</text:p>
          </table:table-cell>
          <table:table-cell/>
          <table:table-cell office:value-type="string">
            <text:p>dunk-2019-005-db-saf--sLpd.jpg,destroyed-jeans-2018-125-db-saf--wbBE.jpg,destroyed-jeans-2018-125-db-saf--2s34.jpg</text:p>
          </table:table-cell>
          <table:table-cell office:value-type="string">
            <text:p>[4463] [2018-125-destroyed-jeans] 2018-125 Destroyed Jeans,[4464] [2019-005-dunk] 2019-005 Dunk</text:p>
          </table:table-cell>
        </table:table-row>
        <table:table-row table:style-name="ro1">
          <table:table-cell office:value-type="float" office:value="4470">
            <text:p>4470</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9.10.201.192</text:p>
          </table:table-cell>
          <table:table-cell office:value-type="string">
            <text:p>Overwrite</text:p>
          </table:table-cell>
          <table:table-cell office:value-type="string">
            <text:p>overwrite</text:p>
          </table:table-cell>
          <table:table-cell office:value-type="float" office:value="2020">
            <text:p>2020</text:p>
          </table:table-cell>
          <table:table-cell office:value-type="string">
            <text:p>Greene Naftali Gallery, New York, NY</text:p>
          </table:table-cell>
          <table:table-cell office:value-type="string">
            <text:p>w/ JULIE BECKER, TONY CONRAD, GUYTON\WALKER, JACQUELINE HUMPHRIES :-)</text:p>
          </table:table-cell>
          <table:table-cell/>
          <table:table-cell office:value-type="string">
            <text:p>overwrite-2020-07-db-gn--8WxP.jpg,overwrite-2020-07-db-gn--mIpx.jpg,overwrite-2020-07-db-gn--17oR.jpg,overwrite-2020-07-db-gn--f1zQ.jpg,overwrite-2020-07-db-gn--fpf9.jpg,overwrite-2020-07-db-gn--hJxu.jpg,overwrite-2020-07-db-gn--Horf.jpg,overwrite-2020-07-db-gn--hvTy.jpg</text:p>
          </table:table-cell>
          <table:table-cell office:value-type="string">
            <text:p>[15] [2004-002-f1-racer-mod] 2004-002 F1 Racer Mod (aka Japanese Driving Game)</text:p>
          </table:table-cell>
        </table:table-row>
        <table:table-row table:style-name="ro1">
          <table:table-cell office:value-type="float" office:value="4472">
            <text:p>4472</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9.10.201.192</text:p>
          </table:table-cell>
          <table:table-cell office:value-type="string">
            <text:p>Theater of Operations: The Gulf Wars 1991–2011</text:p>
          </table:table-cell>
          <table:table-cell office:value-type="string">
            <text:p>theater-of-operations-the-gulf-wars-19912011</text:p>
          </table:table-cell>
          <table:table-cell office:value-type="float" office:value="2019">
            <text:p>2019</text:p>
          </table:table-cell>
          <table:table-cell office:value-type="string">
            <text:p>MoMA P.S.1, New York, NY</text:p>
          </table:table-cell>
          <table:table-cell office:value-type="string">
            <text:p>The good ppl @ Rhizome gave the IRL treatment 2 my 2005 readymade vid game Bomb Iraq</text:p>
          </table:table-cell>
          <table:table-cell/>
          <table:table-cell office:value-type="string">
            <text:p>theatre-of-war-2019-12-db-ms--l2CF.jpg</text:p>
          </table:table-cell>
          <table:table-cell office:value-type="string">
            <text:p>[4038] [2005-020-bomb-iraq] 2005-020-Bomb Iraq</text:p>
          </table:table-cell>
        </table:table-row>
        <table:table-row table:style-name="ro1">
          <table:table-cell office:value-type="float" office:value="4499">
            <text:p>4499</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1.166.66.11</text:p>
          </table:table-cell>
          <table:table-cell office:value-type="string">
            <text:p>BACK OFF</text:p>
          </table:table-cell>
          <table:table-cell office:value-type="string">
            <text:p>back-off</text:p>
          </table:table-cell>
          <table:table-cell office:value-type="float" office:value="2019">
            <text:p>2019</text:p>
          </table:table-cell>
          <table:table-cell office:value-type="string">
            <text:p>Firstsite, Colchester, UK</text:p>
          </table:table-cell>
          <table:table-cell office:value-type="string">
            <text:p>Done on dawn of a poss Brexit @ Firstsite kunsthall (notably in Colchester) thus the second of my “asset light” shows (Sharjah wz the first), ... meaning most everything was collected, assembled, and produced quickly &amp;amp; locally - eg. lasers, dolly lights, Ikea tables, etc, etc. Stars aligned on this one, ... turned out killer.</text:p>
          </table:table-cell>
          <table:table-cell/>
          <table:table-cell office:value-type="string">
            <text:p>firstsite-2019-05-web-da--4O1Z.jpg,firstsite-2019-05-web-da--9SNB.jpg,firstsite-2019-05-web-da--NqdM.jpg,firstsite-2019-05-web-da--CWJD.jpg,firstsite-2019-05-web-da--NNXN.jpg,firstsite-2019-05-web-da--mVZC.jpg,firstsite-2019-05-web-da--mKVx.jpg,firstsite-2019-05-web-da--DtgH.jpg,firstsite-2019-05-web-da--SD14.jpg,firstsite-2019-05-web-da--Qitn.jpg,firstsite-2019-05-web-da--yI2y.jpg,firstsite-2019-05-web-ih--BE9W.jpg,firstsite-2019-05-web-da--JbLc.jpg,firstsite-2019-05-web-da--H6JL.jpg</text:p>
          </table:table-cell>
          <table:table-cell office:value-type="string">
            <text:p>[36] [2007-003-apple-garageband-autotune] 2007-003 Apple GarageBand Auto Tune Demonstration,[4038] [2005-020-bomb-iraq] 2005-020-Bomb Iraq,[4272] [2014-146-psk] 2014-146 PSK,[4479] [2019-033-high-rise-public-saftey-pink-camo-workout-rothco-xtextile-tactical] 2019-033 HIGH RISE, public saftey, Pink Camo, WORKOUT, Rothco, XTEXTILE, Tactical Work, Y, ORALS BRO,[4480] [2019-036-let] 2019-036 Let,[4481] [2019-037-47-closer] 2019-037 47 Closer</text:p>
          </table:table-cell>
        </table:table-row>
        <table:table-row table:style-name="ro1">
          <table:table-cell office:value-type="float" office:value="4500">
            <text:p>4500</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9.10.201.192</text:p>
          </table:table-cell>
          <table:table-cell office:value-type="string">
            <text:p>Topline</text:p>
          </table:table-cell>
          <table:table-cell office:value-type="string">
            <text:p>topline</text:p>
          </table:table-cell>
          <table:table-cell office:value-type="float" office:value="2019">
            <text:p>2019</text:p>
          </table:table-cell>
          <table:table-cell office:value-type="string">
            <text:p>CC Foundation, Shanghai, China</text:p>
          </table:table-cell>
          <table:table-cell office:value-type="string">
            <text:p>Third "asset light" show. Finally got the nerve up 2 do a whole show of the flatware series (uuuuugh, ... took me 10 years!). Def worth the wait I think. Shanghai wz also great.&amp;nbsp;</text:p>
          </table:table-cell>
          <table:table-cell/>
          <table:table-cell office:value-type="string">
            <text:p>cc-foundation-topline-2019-XX-web-ih--AzKP.jpg,cc-foundation-topline-2019--web-ih--01Cu.jpg,cc-foundation-topline-2019-XX-web-ih--BIV4.jpg,cc-foundation-topline-2019-XX-web-ih--bp6m.jpg,cc-foundation-topline-2019-XX-web-ih--7OwE.jpg,cc-foundation-topline-2019-XX-web-ih--c8vq.jpg,cc-foundation-topline-2019-XX-web-ih--Ikej.jpg,cc-foundation-topline-2019-XX-web-ih--LnAT.jpg,cc-foundation-topline-2019-XX-web-ih--ufM8.jpg,cc-foundation-topline-2019-XX-web-ih--hxWk.jpg,cc-foundation-topline-2019-XX-web-ih--YGeY.jpg,cc-foundation-topline-2019-XX-web-ih--WY2t.jpg</text:p>
          </table:table-cell>
          <table:table-cell office:value-type="string">
            <text:p>[4484] [2019-042-vyb] 2019-042 VYB,[4485] [2019-048-creibleworkut] 2019-048 CREIBLEWORKUT,[4486] [2019-050-acool] 2019-050 acool,[4487] [2019-054-artney-adid] 2019-054 artney, adid,[4488] [2019-056-ulcycle] 2019-056 ULCYCLE</text:p>
          </table:table-cell>
        </table:table-row>
        <table:table-row table:style-name="ro1">
          <table:table-cell office:value-type="float" office:value="4501">
            <text:p>4501</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9.10.201.192</text:p>
          </table:table-cell>
          <table:table-cell office:value-type="string">
            <text:p>Freshbuzz</text:p>
          </table:table-cell>
          <table:table-cell office:value-type="string">
            <text:p>freshbuzz</text:p>
          </table:table-cell>
          <table:table-cell office:value-type="float" office:value="2020">
            <text:p>2020</text:p>
          </table:table-cell>
          <table:table-cell office:value-type="string">
            <text:p>https://www.twitch.tv/screenslate</text:p>
          </table:table-cell>
          <table:table-cell office:value-type="string">
            <text:p>Poss a high point 4 me in my 20 year journey as “an artist”, ... 100 ppl watching a screen recorded surf sesh of www.subway.com from 2014 ... online on the legendary Screen (Stream) Slate Twitch. Great convo w Ed Halter after. Thx Rhizome and EAI as well.&amp;nbsp;</text:p>
          </table:table-cell>
          <table:table-cell/>
          <table:table-cell office:value-type="string">
            <text:p>screenslate-2020-08-web-ih--JE6K.jpg,screenslate-2020-08-web-ih--aqg3.jpg,screenslate-2020-08-web-ih--ta9P.jpg,screenslate-2020-08-web-ih--SuAD.jpg,screenslate-2020-08-web-ih--U4Jm.jpg,screenslate-2020-08-web-ih--XX1d.jpg</text:p>
          </table:table-cell>
          <table:table-cell office:value-type="string">
            <text:p>[4115] [2013-169-freshbuzz] 2013-169 Freshbuzz</text:p>
          </table:table-cell>
        </table:table-row>
        <table:table-row table:style-name="ro1">
          <table:table-cell office:value-type="float" office:value="4502">
            <text:p>4502</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1.166.66.11</text:p>
          </table:table-cell>
          <table:table-cell office:value-type="string">
            <text:p>Arcangel Surfware X NYABF 2019: Flagship</text:p>
          </table:table-cell>
          <table:table-cell office:value-type="string">
            <text:p>arcangel-surfware-x-nyabf-2019multifunctions</text:p>
          </table:table-cell>
          <table:table-cell office:value-type="float" office:value="2019">
            <text:p>2019</text:p>
          </table:table-cell>
          <table:table-cell office:value-type="string">
            <text:p>Printed Matter's New York Art Book Fair / MOMA Ps1, New York, New York</text:p>
          </table:table-cell>
          <table:table-cell office:value-type="string">
            <text:p>​Surfware wz back at NYABF! Tiny tiny tiny tiny version of our flagship. Hot tickets: multi-function scarves &amp;amp; “flatware” airplane pillows.</text:p>
          </table:table-cell>
          <table:table-cell/>
          <table:table-cell office:value-type="string">
            <text:p>nyabf-2019-09-web-ih--Zh3r.jpg,nyabf-2019-09-web-ih--3spL.jpg,nyabf-2019-09-web-ih--KJuk.jpg</text:p>
          </table:table-cell>
          <table:table-cell office:value-type="string">
            <text:p>[4297] [2015-159-fuck-negativity-sweatpants-srf-027] 2015-159 Fuck Negativity Sweatpants (SRF-027),[4298] [2015-158-fuck-negativity-hoodie-srf-026] 2015-158 Fuck Negativity Hoodie (SRF-026),[4305] [2015-164-fuck-negativity-slides-srf-032] 2015-164 Fuck Negativity Slides (SRF-032),[4306] [2015-162-fuck-negativity-dog-tags-srf-030] 2015-162 Fuck Negativity Dog Tags (SRF-030),[4366] [2016-077-fuck-negativity-white-sweatpants] 2016-077 Fuck Negativity Sweatpants,[4367] [2016-078-fuck-negativity-white-hoodie-srf-035] 2016-078 Fuck Negativity White Hoodie (SRF-035),[4368] [2016-079-fuck-negativity-white-t-shirt-srf-034] 2016-079 Fuck Negativity White T-Shirt (SRF-034),[4451] [2018-052-multi-function-scarf] 2018-052 Multi-function scarf</text:p>
          </table:table-cell>
        </table:table-row>
        <table:table-row table:style-name="ro1">
          <table:table-cell office:value-type="float" office:value="4503">
            <text:p>4503</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9.10.201.192</text:p>
          </table:table-cell>
          <table:table-cell office:value-type="string">
            <text:p>Frieze LA</text:p>
          </table:table-cell>
          <table:table-cell office:value-type="string">
            <text:p>frieze-la</text:p>
          </table:table-cell>
          <table:table-cell table:style-name="ce1" office:value-type="float" office:value="2020">
            <text:p>2020</text:p>
          </table:table-cell>
          <table:table-cell office:value-type="string">
            <text:p>Frieze Art Fair (w Greene Naftali), Los Angeles, CA</text:p>
          </table:table-cell>
          <table:table-cell office:value-type="string">
            <text:p>​First big show w Greene Naftali. Showed clickfarm works &amp;amp; Ikea table flatware.&amp;nbsp;</text:p>
          </table:table-cell>
          <table:table-cell/>
          <table:table-cell office:value-type="string">
            <text:p>greene-naftali-frieze-2020--web-ih--TKps.jpg,greene-naftali-frieze-2020--web-ih--rauE.jpg,greene-naftali-frieze-2020--web-ih--Yhjt.jpg,greene-naftali-frieze-2020--web-ih--zumV.jpg,greene-naftali-frieze-2020-XX-web-ih--osaQ.jpg,greene-naftali-frieze-2020-XX-web-ih--uzSr.jpg</text:p>
          </table:table-cell>
          <table:table-cell office:value-type="string">
            <text:p>[4490] [2020-003-nke] 2020-003 NKE,[4491] [2020-004-workutworutworout] 2020-004 WORKUTWORUTWOROUT,[4492] [2020-006-workout-2018] 2020-006 Workout 2018,[4493] [2020-007-server-cabinet-cooling-everything-you-need-to-know] 2020-007 Server Cabinet Cooling - Everything you need to know,[4494] [2020-008] 2020-008 :-),[4495] [2020-022-when-the-squad] 2020-022 when the squad</text:p>
          </table:table-cell>
        </table:table-row>
        <table:table-row table:style-name="ro1">
          <table:table-cell office:value-type="float" office:value="4504">
            <text:p>4504</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1.166.66.11</text:p>
          </table:table-cell>
          <table:table-cell office:value-type="string">
            <text:p>Arcangel Surfware x DSMLA: Flagship</text:p>
          </table:table-cell>
          <table:table-cell office:value-type="string">
            <text:p>arcangel-surfware-x-dsmla</text:p>
          </table:table-cell>
          <table:table-cell office:value-type="float" office:value="2019">
            <text:p>2019</text:p>
          </table:table-cell>
          <table:table-cell office:value-type="string">
            <text:p>Dover Street Market, Los Angeles, CA</text:p>
          </table:table-cell>
          <table:table-cell office:value-type="string">
            <text:p>Built a copy of the Arcangel Surfware scandinavian flagship @ DSMLA…</text:p>
          </table:table-cell>
          <table:table-cell/>
          <table:table-cell office:value-type="string">
            <text:p>dover-street-market-la-2019-XX-web-fs--1TkK.jpg,dover-street-market-la-2019-XX-web-fs--8jSG.jpg,dover-street-market-la-2019-XX-web-fs--4EwY.jpg,dover-street-market-la-2019-XX-web-fs--8v4e.jpg,dover-street-market-la-2019-XX-web-fs--9XJS.jpg,dover-street-market-la-2019-XX-web-fs--ahgz.jpg,dover-street-market-la-2019-XX-web-fs--dFFK.jpg,dover-street-market-la-2019-XX-web-fs--dgxO.jpg,dover-street-market-la-2019-XX-web-fs--Fe5B.jpg,dover-street-market-la-2019-XX-web-fs--HD9H.jpg,dover-street-market-la-2019-XX-web-fs--IuDK.jpg,dover-street-market-la-2019-XX-web-fs--kPQ7.jpg,dover-street-market-la-2019-XX-web-fs--M8OL.jpg,dover-street-market-la-2019-XX-web-fs--OdUG.jpg,dover-street-market-la-2019-XX-web-fs--RlWL.jpg,dover-street-market-la-2019-XX-web-fs--pf5V.jpg,dover-street-market-la-2019-XX-web-fs--SCQQ.jpg,dover-street-market-la-2019-XX-web-fs--SCQe.jpg,dover-street-market-la-2019-XX-web-fs--vM3E.jpg,dover-street-market-la-2019-XX-web-fs--w9vz.jpg,dover-street-market-la-2019-XX-web-fs--waql.jpg,dover-street-market-la-2019-XX-web-fs--yFRB.jpg,dover-street-market-la-2019-XX-web-fs--yTFm.jpg,dover-street-market-la-2019-XX-web-fs--YFWd.jpg,dover-street-market-la-2019-XX-web-fs--wlKN.jpg,dover-street-market-la-2019-XX-web-fs--ytzy.jpg,dover-street-market-la-2019-XX-web-fs--zPV0.jpg,dover-street-market-la-2019-XX-web-fs--zYwF.jpg,dover-street-market-la-2019-XX-web-ih--imHc.jpg</text:p>
          </table:table-cell>
          <table:table-cell office:value-type="string">
            <text:p>[4111] [2013-117-the-source-desktop-wireform] 2013-117 The Source Issue 1 Desktop Wireform (SRF-014),[4112] [2013-133-the-source-issue-3-i-shot-andy-warhol] 2013 133 The Source Issue 3 I Shot Andy Warhol (SRF-016),[4113] [2013-168-the-source-issue-4-on-and-on] 2013-168 The Source Issue 4 On and On <text:s/>(SRF-017),[4114] [2013-138-the-source-pizza-party] 2013 138 The Source Issue 2 Pizza Party (SRF-015),[4138] [2013-115-24-Dances-For-The-Electric-Piano] 2013-015 24 Dances For The Electric Piano (SRF-001),[4140] [2013-221-24-dances-for-electric-piano-drawing-srf-013] 2013-221 24 Dances for Electric Piano (Drawing) (SRF-013),[4211] [2013-136-the-source-issue-5-space-invader] 2013-136 The Source Issue 5 Space Invader <text:s/>(SRF-20),[4213] [2013-137-the-source-hello-world-pen-plotter] 2013-137 The Source Issue 6 <text:s/>Hello World Pen Plotter (SRF-22),[4214] [2013-140-the-source-issue-7-dooogle] 2013-140 The Source Issue 7 Dooogle <text:s/>(SRF-23),[4215] [2013-134-the-source-issue-8-six-sixty-six] 2013-134 The Source Issue 8 Six Sixty Six <text:s/>(SRF-24),[4277] [2014-088-going-negative-lakes] 2014-088 Going Negative / Lakes,[4297] [2015-159-fuck-negativity-sweatpants-srf-027] 2015-159 Fuck Negativity Sweatpants (SRF-027),[4298] [2015-158-fuck-negativity-hoodie-srf-026] 2015-158 Fuck Negativity Hoodie (SRF-026),[4299] [2015-157-fuck-negativity-t-shirt-srf-025] 2015-157 Fuck Negativity T-Shirt (SRF-025),[4305] [2015-164-fuck-negativity-slides-srf-032] 2015-164 Fuck Negativity Slides (SRF-032),[4366] [2016-077-fuck-negativity-white-sweatpants] 2016-077 Fuck Negativity Sweatpants,[4367] [2016-078-fuck-negativity-white-hoodie-srf-035] 2016-078 Fuck Negativity White Hoodie (SRF-035),[4368] [2016-079-fuck-negativity-white-t-shirt-srf-034] 2016-079 Fuck Negativity White T-Shirt (SRF-034),[4378] [2016-061-the-source-digest-srf-038] 2016-061 The Source Digest (SRF-038),[4409] [2013-141-the-source-issue-10-what-a-misunderstanding] 2013-141 The Source <text:s/>Issue #10: What a misunderstanding!,[4410] [2013-144-the-source-issue-9-colors-personal-edition] 2013-144 The Source Issue #9: Colors Personal Edition,[4451] [2018-052-multi-function-scarf] 2018-052 Multi-function scarf</text:p>
          </table:table-cell>
        </table:table-row>
        <table:table-row table:style-name="ro1">
          <table:table-cell office:value-type="float" office:value="4505">
            <text:p>4505</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9.10.201.192</text:p>
          </table:table-cell>
          <table:table-cell office:value-type="string">
            <text:p>Arcangel Surfware X Rhizome X New Museum: Flagship</text:p>
          </table:table-cell>
          <table:table-cell office:value-type="string">
            <text:p>arcangel-surfware-x-rhizome-x-new-museum-flagship</text:p>
          </table:table-cell>
          <table:table-cell table:style-name="ce1" office:value-type="float" office:value="2019">
            <text:p>2019</text:p>
          </table:table-cell>
          <table:table-cell office:value-type="string">
            <text:p>New Museum, New York, NY</text:p>
          </table:table-cell>
          <table:table-cell office:value-type="string">
            <text:p>Built a copy of the Arcangel Surfware Flagship at the New Museum 4 one day! Thx Rhizome.&amp;nbsp;</text:p>
          </table:table-cell>
          <table:table-cell/>
          <table:table-cell office:value-type="string">
            <text:p>rhizome-flagship-2019-05-web-ih--aFCU.jpg,rhizome-flagship-2019-05-web-ih--ByaI.jpg,rhizome-flagship-2019-05-web-ih--C9Jd.jpg,rhizome-flagship-2019-05-web-ih--ctyY.jpg,rhizome-flagship-2019-05-web-ih--gHca.jpg,rhizome-flagship-2019-05-web-ih--gWVA.jpg,rhizome-flagship-2019-05-web-ih--Kf1f.jpg,rhizome-flagship-2019-05-web-ih--PoVD.jpg,rhizome-flagship-2019-05-web-ih--rCtD.jpg,rhizome-flagship-2019-05-web-ih--RgYi.jpg,rhizome-flagship-2019-05-web-ih--Xa05.jpg,rhizome-flagship-2019-05-web-ih--VmI3.jpg,rhizome-flagship-2019-05-web-ih--xDnP.jpg</text:p>
          </table:table-cell>
          <table:table-cell office:value-type="string">
            <text:p>[4111] [2013-117-the-source-desktop-wireform] 2013-117 The Source Issue 1 Desktop Wireform (SRF-014),[4112] [2013-133-the-source-issue-3-i-shot-andy-warhol] 2013 133 The Source Issue 3 I Shot Andy Warhol (SRF-016),[4113] [2013-168-the-source-issue-4-on-and-on] 2013-168 The Source Issue 4 On and On <text:s/>(SRF-017),[4114] [2013-138-the-source-pizza-party] 2013 138 The Source Issue 2 Pizza Party (SRF-015),[4138] [2013-115-24-Dances-For-The-Electric-Piano] 2013-015 24 Dances For The Electric Piano (SRF-001),[4211] [2013-136-the-source-issue-5-space-invader] 2013-136 The Source Issue 5 Space Invader <text:s/>(SRF-20),[4213] [2013-137-the-source-hello-world-pen-plotter] 2013-137 The Source Issue 6 <text:s/>Hello World Pen Plotter (SRF-22),[4214] [2013-140-the-source-issue-7-dooogle] 2013-140 The Source Issue 7 Dooogle <text:s/>(SRF-23),[4215] [2013-134-the-source-issue-8-six-sixty-six] 2013-134 The Source Issue 8 Six Sixty Six <text:s/>(SRF-24),[4297] [2015-159-fuck-negativity-sweatpants-srf-027] 2015-159 Fuck Negativity Sweatpants (SRF-027),[4298] [2015-158-fuck-negativity-hoodie-srf-026] 2015-158 Fuck Negativity Hoodie (SRF-026),[4299] [2015-157-fuck-negativity-t-shirt-srf-025] 2015-157 Fuck Negativity T-Shirt (SRF-025),[4305] [2015-164-fuck-negativity-slides-srf-032] 2015-164 Fuck Negativity Slides (SRF-032),[4366] [2016-077-fuck-negativity-white-sweatpants] 2016-077 Fuck Negativity Sweatpants,[4367] [2016-078-fuck-negativity-white-hoodie-srf-035] 2016-078 Fuck Negativity White Hoodie (SRF-035),[4368] [2016-079-fuck-negativity-white-t-shirt-srf-034] 2016-079 Fuck Negativity White T-Shirt (SRF-034),[4378] [2016-061-the-source-digest-srf-038] 2016-061 The Source Digest (SRF-038),[4409] [2013-141-the-source-issue-10-what-a-misunderstanding] 2013-141 The Source <text:s/>Issue #10: What a misunderstanding!,[4410] [2013-144-the-source-issue-9-colors-personal-edition] 2013-144 The Source Issue #9: Colors Personal Edition</text:p>
          </table:table-cell>
        </table:table-row>
        <table:table-row table:style-name="ro1">
          <table:table-cell office:value-type="float" office:value="4506">
            <text:p>4506</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9.10.201.192</text:p>
          </table:table-cell>
          <table:table-cell office:value-type="string">
            <text:p>Arcangel Surfware Flagship: Grand Opening</text:p>
          </table:table-cell>
          <table:table-cell office:value-type="string">
            <text:p>arcangel-surfware-flagship-grand-opening</text:p>
          </table:table-cell>
          <table:table-cell office:value-type="float" office:value="2017">
            <text:p>2017</text:p>
          </table:table-cell>
          <table:table-cell office:value-type="string">
            <text:p>Arcangel Surfware Flagship, Stavanger, Norway</text:p>
          </table:table-cell>
          <table:table-cell office:value-type="string">
            <text:p>... this one was out of the blue, but opened a flagship store for Arcangel Surfware on the out-skirts of Stavanger Norway (where I live). Oh yah, we also showed art, and started with Burt Barr’s CLASSIC, Watching The Paint Dry, Red. The flagship wz the EXCLUSIVE POS for Arcangel Surfware during that time (we discarded our web shop) &amp;amp; open 4 2 years every Saturday 12-1500. </text:p>
          </table:table-cell>
          <table:table-cell/>
          <table:table-cell office:value-type="string">
            <text:p>flagship-2017-062-web-ih--swyH.jpg,flagship-2017-062-web-jih--1ezT.jpg,flagship-2017-062-web-jih--4K55.jpg,flagship-2017-062-web-jih--4tEb.jpg,flagship-2017-062-web-jih--5SId.jpg,flagship-2017-062-web-jih--7NlM.jpg,flagship-2017-062-web-jih--8Fus.jpg,flagship-2017-062-web-jih--8OqJ.jpg,flagship-2017-062-web-jih--92sM.jpg,flagship-2017-062-web-jih--bLvE.jpg,flagship-2017-062-web-jih--bv4j.jpg,flagship-2017-062-web-jih--D2wl.jpg,flagship-2017-062-web-jih--bWMd.jpg,flagship-2017-062-web-jih--d87z.jpg,flagship-2017-062-web-jih--dEnO.jpg,flagship-2017-062-web-jih--Ekfd.jpg,flagship-2017-062-web-jih--eObU.jpg,flagship-2017-062-web-jih--eyjz.jpg,flagship-2017-062-web-jih--hjqV.jpg,flagship-2017-062-web-jih--IXr5.jpg,flagship-2017-062-web-jih--Kq09.jpg,flagship-2017-062-web-jih--LP9f.jpg,flagship-2017-062-web-jih--m4dl.jpg,flagship-2017-062-web-jih--nQnB.jpg,flagship-2017-062-web-jih--ooB1.jpg,flagship-2017-062-web-jih--OsgQ.jpg,flagship-2017-062-web-jih--qVgr.jpg,flagship-2017-062-web-jih--rrqI.jpg,flagship-2017-062-web-jih--TLmn.jpg,flagship-2017-062-web-jih--uuVY.jpg,flagship-2017-062-web-jih--WDHS.jpg,flagship-2017-062-web-jih--yd3i.jpg,flagship-2017-062-web-jih--YIGx.jpg,flagship-2017-062-web-jih--YsOT.jpg</text:p>
          </table:table-cell>
          <table:table-cell office:value-type="string">
            <text:p>[4111] [2013-117-the-source-desktop-wireform] 2013-117 The Source Issue 1 Desktop Wireform (SRF-014),[4112] [2013-133-the-source-issue-3-i-shot-andy-warhol] 2013 133 The Source Issue 3 I Shot Andy Warhol (SRF-016),[4113] [2013-168-the-source-issue-4-on-and-on] 2013-168 The Source Issue 4 On and On <text:s/>(SRF-017),[4114] [2013-138-the-source-pizza-party] 2013 138 The Source Issue 2 Pizza Party (SRF-015),[4138] [2013-115-24-Dances-For-The-Electric-Piano] 2013-015 24 Dances For The Electric Piano (SRF-001),[4211] [2013-136-the-source-issue-5-space-invader] 2013-136 The Source Issue 5 Space Invader <text:s/>(SRF-20),[4213] [2013-137-the-source-hello-world-pen-plotter] 2013-137 The Source Issue 6 <text:s/>Hello World Pen Plotter (SRF-22),[4214] [2013-140-the-source-issue-7-dooogle] 2013-140 The Source Issue 7 Dooogle <text:s/>(SRF-23),[4215] [2013-134-the-source-issue-8-six-sixty-six] 2013-134 The Source Issue 8 Six Sixty Six <text:s/>(SRF-24),[4297] [2015-159-fuck-negativity-sweatpants-srf-027] 2015-159 Fuck Negativity Sweatpants (SRF-027),[4298] [2015-158-fuck-negativity-hoodie-srf-026] 2015-158 Fuck Negativity Hoodie (SRF-026),[4299] [2015-157-fuck-negativity-t-shirt-srf-025] 2015-157 Fuck Negativity T-Shirt (SRF-025),[4305] [2015-164-fuck-negativity-slides-srf-032] 2015-164 Fuck Negativity Slides (SRF-032),[4306] [2015-162-fuck-negativity-dog-tags-srf-030] 2015-162 Fuck Negativity Dog Tags (SRF-030),[4366] [2016-077-fuck-negativity-white-sweatpants] 2016-077 Fuck Negativity Sweatpants,[4367] [2016-078-fuck-negativity-white-hoodie-srf-035] 2016-078 Fuck Negativity White Hoodie (SRF-035),[4368] [2016-079-fuck-negativity-white-t-shirt-srf-034] 2016-079 Fuck Negativity White T-Shirt (SRF-034),[4378] [2016-061-the-source-digest-srf-038] 2016-061 The Source Digest (SRF-038),[4409] [2013-141-the-source-issue-10-what-a-misunderstanding] 2013-141 The Source <text:s/>Issue #10: What a misunderstanding!,[4410] [2013-144-the-source-issue-9-colors-personal-edition] 2013-144 The Source Issue #9: Colors Personal Edition</text:p>
          </table:table-cell>
        </table:table-row>
        <table:table-row table:style-name="ro1">
          <table:table-cell office:value-type="float" office:value="4507">
            <text:p>4507</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9.10.201.192</text:p>
          </table:table-cell>
          <table:table-cell office:value-type="string">
            <text:p>New Dawn</text:p>
          </table:table-cell>
          <table:table-cell office:value-type="string">
            <text:p>new-dawn</text:p>
          </table:table-cell>
          <table:table-cell office:value-type="float" office:value="2020">
            <text:p>2020</text:p>
          </table:table-cell>
          <table:table-cell office:value-type="string">
            <text:p>Louis Vuitton (worldwide flagships)</text:p>
          </table:table-cell>
          <table:table-cell office:value-type="string">
            <text:p>Did an ad campaign 4 LV - both print &amp;amp; in-store. Decked out their flagships 4 July with dusk &amp;amp; dawns.</text:p>
          </table:table-cell>
          <table:table-cell/>
          <table:table-cell office:value-type="string">
            <text:p>lv-2020-07-web-sm--CVeL.jpg,lv-2020-07-web-sm--DJFW.jpg,lv-2020-07-web-sm--faVh.jpg,lv-2020-07-web-sm--91eI.jpg</text:p>
          </table:table-cell>
          <table:table-cell office:value-type="string">
            <text:p>[4497] [2020-031-the-light-of-a-new-dawn] 2020-031 The light of a new dawn</text:p>
          </table:table-cell>
        </table:table-row>
        <table:table-row table:style-name="ro1">
          <table:table-cell office:value-type="float" office:value="4508">
            <text:p>4508</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1.166.66.11</text:p>
          </table:table-cell>
          <table:table-cell office:value-type="string">
            <text:p>They told me there would be tea</text:p>
          </table:table-cell>
          <table:table-cell office:value-type="string">
            <text:p>art-night</text:p>
          </table:table-cell>
          <table:table-cell office:value-type="float" office:value="2019">
            <text:p>2019</text:p>
          </table:table-cell>
          <table:table-cell office:value-type="string">
            <text:p>Art Night @ St Mary's Church, Walthamstow, London, UK</text:p>
          </table:table-cell>
          <table:table-cell office:value-type="string">
            <text:p>​Curated an organ night - OF BRAND NEW MUSIC - w Hampus Lindwall. Including: Ellen Arkbro, Pierre Bismuth, Kara-Lis Coverdale, Hanne Lippard, Haroon Mizra, Charlemagne Palestine, as well as world premieres by Hampus &amp;amp; I!</text:p>
          </table:table-cell>
          <table:table-cell/>
          <table:table-cell office:value-type="string">
            <text:p>art-night-2019-05-web-tb--3v6O.jpg,art-night-2019-05-web-tb--2bDY.jpg,art-night-2019-05-web-tb--8Arx.jpg,art-night-2019-05-web-tb--awSM.jpg,art-night-2019-05-web-tb--BkHI.jpg,art-night-2019-05-web-tb--eYKy.jpg,art-night-2019-05-web-tb--jJ5C.jpg,art-night-2019-05-web-tb--R5tI.jpg,art-night-2019-05-web-tb--zJME.jpg,art-night-2019-06-web-sj--biLs.jpg,art-night-2019-06-web-sj--UMzJ.jpg</text:p>
          </table:table-cell>
          <table:table-cell office:value-type="string">
            <text:p>[4483] [2019-046-scrubs] 2019-046 Scrubs</text:p>
          </table:table-cell>
        </table:table-row>
        <table:table-row table:style-name="ro1">
          <table:table-cell office:value-type="float" office:value="4509">
            <text:p>4509</text:p>
          </table:table-cell>
          <table:table-cell office:value-type="float" office:value="1">
            <text:p>1</text:p>
          </table:table-cell>
          <table:table-cell office:value-type="float" office:value="5">
            <text:p>5</text:p>
          </table:table-cell>
          <table:table-cell office:value-type="string">
            <text:p>NULL</text:p>
          </table:table-cell>
          <table:table-cell office:value-type="string">
            <text:p>89.10.201.192</text:p>
          </table:table-cell>
          <table:table-cell office:value-type="string">
            <text:p>Let it be</text:p>
          </table:table-cell>
          <table:table-cell office:value-type="string">
            <text:p>let-it-be</text:p>
          </table:table-cell>
          <table:table-cell office:value-type="float" office:value="2018">
            <text:p>2018</text:p>
          </table:table-cell>
          <table:table-cell office:value-type="string">
            <text:p>Flagship AS, Stavanger, Norway</text:p>
          </table:table-cell>
          <table:table-cell office:value-type="string">
            <text:p>Curated a small show 4 Flagship AS (the gallery inside Arcangel Surfware’s flagship) with the legendary Steina and Woody Vasulka: Let it be (1970) </text:p>
          </table:table-cell>
          <table:table-cell/>
          <table:table-cell office:value-type="string">
            <text:p>flagship-2017-062-web-jih--IXPs.jpg,flagship-2017-062-web-jih--m4dl.jpg,flagship-2017-062-web-jih--tk7V.jpg,flagship-2017-062-web-jih--Uly0.jpg</text:p>
          </table:table-cell>
          <table:table-cell/>
        </table:table-row>
        <table:table-row table:style-name="ro1" table:number-rows-repeated="1048502">
          <table:table-cell table:number-columns-repeated="13"/>
        </table:table-row>
        <table:table-row table:style-name="ro2" table:number-rows-repeated="2">
          <table:table-cell table:number-columns-repeated="13"/>
        </table:table-row>
        <table:table-row table:style-name="ro2">
          <table:table-cell table:number-columns-repeated="13"/>
        </table:table-row>
      </table:table>
      <table:database-ranges>
        <table:database-range table:target-range-address="exp_channel_data.A1:exp_channel_data.M71" table:contains-header="false">
          <table:sort>
            <table:sort-by table:field-number="2"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73in" fo:page-height="11.6925in" style:num-format="1" style:print-orientation="portrait" fo:margin-top="1in" fo:margin-bottom="1in" fo:margin-left="1.25in" fo:margin-right="1.25in" style:writing-mode="lr-tb"/>
      <style:header-styl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2-22">12/22/2021</text:date>, <text:time>11:00:46</text:time></text:p>
        </style:region-right>
      </style:header>
      <style:header-left style:display="false"/>
      <style:footer>
        <text:p>Page <text:page-number>1</text:page-number> / <text:page-count>99</text:page-count></text:p>
      </style:footer>
      <style:footer-left style:display="false"/>
    </style:master-page>
    <style:master-page style:name="Standard"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7$Unix OpenOffice.org_project/417m1$Build-9800</meta:generator>
    <meta:initial-creator>phpMyAdmin 4.9.7</meta:initial-creator>
    <meta:creation-date>2021-12-18T13:18:24</meta:creation-date>
    <dc:date>2021-12-22T11:00:46</dc:date>
    <dc:creator>Cory Arcangel</dc:creator>
    <meta:editing-duration>PT45M37S</meta:editing-duration>
    <meta:editing-cycles>8</meta:editing-cycles>
    <meta:document-statistic meta:table-count="1" meta:cell-count="857" meta:object-count="0"/>
  </office:meta>
</office:document-meta>
</file>